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44.66mm"/>
    </style:style>
    <style:style style:name="co6" style:family="table-column">
      <style:table-column-properties fo:break-before="auto" style:column-width="61.0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36.25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55.81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ro9" style:family="table-row">
      <style:table-row-properties style:row-height="20.37mm" fo:break-before="auto" style:use-optimal-row-height="true"/>
    </style:style>
    <style:style style:name="ro10" style:family="table-row">
      <style:table-row-properties style:row-height="24.34mm" fo:break-before="auto" style:use-optimal-row-height="true"/>
    </style:style>
    <style:style style:name="ro11" style:family="table-row">
      <style:table-row-properties style:row-height="2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 fo:padding="0.49mm" style:vertical-align="middle"/>
      <style:paragraph-properties fo:text-align="center" fo:margin-left="0mm"/>
      <style:text-properties style:font-name="Arial"/>
    </style:style>
    <style:style style:name="ce2" style:family="table-cell" style:parent-style-name="Default">
      <style:table-cell-properties fo:wrap-option="wrap" fo:border="0.06pt solid #000000" fo:padding="0.49mm" style:vertical-align="middl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</style:style>
    <style:style style:name="ce6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3"/>
      <style:map style:condition="cell-content()=&quot;Echec&quot;" style:apply-style-name="Echec" style:base-cell-address="TV_DeplacementPirate.K3"/>
      <style:map style:condition="cell-content()=&quot;Non concluant&quot;" style:apply-style-name="Non_20_concluant" style:base-cell-address="TV_DeplacementPirate.K3"/>
    </style:style>
    <style:style style:name="ce7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4"/>
      <style:map style:condition="cell-content()=&quot;Echec&quot;" style:apply-style-name="Echec" style:base-cell-address="TV_DeplacementPirate.K4"/>
      <style:map style:condition="cell-content()=&quot;Non concluant&quot;" style:apply-style-name="Non_20_concluant" style:base-cell-address="TV_DeplacementPirate.K4"/>
    </style:style>
    <style:style style:name="ce8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5"/>
      <style:map style:condition="cell-content()=&quot;Echec&quot;" style:apply-style-name="Echec" style:base-cell-address="TV_DeplacementPirate.K5"/>
      <style:map style:condition="cell-content()=&quot;Non concluant&quot;" style:apply-style-name="Non_20_concluant" style:base-cell-address="TV_DeplacementPirate.K5"/>
    </style:style>
    <style:style style:name="ce9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6"/>
      <style:map style:condition="cell-content()=&quot;Echec&quot;" style:apply-style-name="Echec" style:base-cell-address="TV_DeplacementPirate.K6"/>
      <style:map style:condition="cell-content()=&quot;Non concluant&quot;" style:apply-style-name="Non_20_concluant" style:base-cell-address="TV_DeplacementPirate.K6"/>
    </style:style>
    <style:style style:name="ce10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8"/>
      <style:map style:condition="cell-content()=&quot;Echec&quot;" style:apply-style-name="Echec" style:base-cell-address="TV_DeplacementPirate.K8"/>
      <style:map style:condition="cell-content()=&quot;Non concluant&quot;" style:apply-style-name="Non_20_concluant" style:base-cell-address="TV_DeplacementPirate.K8"/>
    </style:style>
    <style:style style:name="ce11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9"/>
      <style:map style:condition="cell-content()=&quot;Echec&quot;" style:apply-style-name="Echec" style:base-cell-address="TV_DeplacementPirate.K9"/>
      <style:map style:condition="cell-content()=&quot;Non concluant&quot;" style:apply-style-name="Non_20_concluant" style:base-cell-address="TV_DeplacementPirate.K9"/>
    </style:style>
    <style:style style:name="ce12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10"/>
      <style:map style:condition="cell-content()=&quot;Echec&quot;" style:apply-style-name="Echec" style:base-cell-address="TV_DeplacementPirate.K10"/>
      <style:map style:condition="cell-content()=&quot;Non concluant&quot;" style:apply-style-name="Non_20_concluant" style:base-cell-address="TV_DeplacementPirate.K10"/>
    </style:style>
    <style:style style:name="ce13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11"/>
      <style:map style:condition="cell-content()=&quot;Echec&quot;" style:apply-style-name="Echec" style:base-cell-address="TV_DeplacementPirate.K11"/>
      <style:map style:condition="cell-content()=&quot;Non concluant&quot;" style:apply-style-name="Non_20_concluant" style:base-cell-address="TV_DeplacementPirate.K11"/>
    </style:style>
    <style:style style:name="ce14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13"/>
      <style:map style:condition="cell-content()=&quot;Echec&quot;" style:apply-style-name="Echec" style:base-cell-address="TV_DeplacementPirate.K13"/>
      <style:map style:condition="cell-content()=&quot;Non concluant&quot;" style:apply-style-name="Non_20_concluant" style:base-cell-address="TV_DeplacementPirate.K13"/>
    </style:style>
    <style:style style:name="ce15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14"/>
      <style:map style:condition="cell-content()=&quot;Echec&quot;" style:apply-style-name="Echec" style:base-cell-address="TV_DeplacementPirate.K14"/>
      <style:map style:condition="cell-content()=&quot;Non concluant&quot;" style:apply-style-name="Non_20_concluant" style:base-cell-address="TV_DeplacementPirate.K14"/>
    </style:style>
    <style:style style:name="ce16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15"/>
      <style:map style:condition="cell-content()=&quot;Echec&quot;" style:apply-style-name="Echec" style:base-cell-address="TV_DeplacementPirate.K15"/>
      <style:map style:condition="cell-content()=&quot;Non concluant&quot;" style:apply-style-name="Non_20_concluant" style:base-cell-address="TV_DeplacementPirate.K15"/>
    </style:style>
    <style:style style:name="ce17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16"/>
      <style:map style:condition="cell-content()=&quot;Echec&quot;" style:apply-style-name="Echec" style:base-cell-address="TV_DeplacementPirate.K16"/>
      <style:map style:condition="cell-content()=&quot;Non concluant&quot;" style:apply-style-name="Non_20_concluant" style:base-cell-address="TV_DeplacementPirate.K16"/>
    </style:style>
    <style:style style:name="ce18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18"/>
      <style:map style:condition="cell-content()=&quot;Echec&quot;" style:apply-style-name="Echec" style:base-cell-address="TV_DeplacementPirate.K18"/>
      <style:map style:condition="cell-content()=&quot;Non concluant&quot;" style:apply-style-name="Non_20_concluant" style:base-cell-address="TV_DeplacementPirate.K18"/>
    </style:style>
    <style:style style:name="ce19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19"/>
      <style:map style:condition="cell-content()=&quot;Echec&quot;" style:apply-style-name="Echec" style:base-cell-address="TV_DeplacementPirate.K19"/>
      <style:map style:condition="cell-content()=&quot;Non concluant&quot;" style:apply-style-name="Non_20_concluant" style:base-cell-address="TV_DeplacementPirate.K19"/>
    </style:style>
    <style:style style:name="ce20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20"/>
      <style:map style:condition="cell-content()=&quot;Echec&quot;" style:apply-style-name="Echec" style:base-cell-address="TV_DeplacementPirate.K20"/>
      <style:map style:condition="cell-content()=&quot;Non concluant&quot;" style:apply-style-name="Non_20_concluant" style:base-cell-address="TV_DeplacementPirate.K20"/>
    </style:style>
    <style:style style:name="ce21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21"/>
      <style:map style:condition="cell-content()=&quot;Echec&quot;" style:apply-style-name="Echec" style:base-cell-address="TV_DeplacementPirate.K21"/>
      <style:map style:condition="cell-content()=&quot;Non concluant&quot;" style:apply-style-name="Non_20_concluant" style:base-cell-address="TV_DeplacementPirate.K21"/>
    </style:style>
    <style:style style:name="ce22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22"/>
      <style:map style:condition="cell-content()=&quot;Echec&quot;" style:apply-style-name="Echec" style:base-cell-address="TV_DeplacementPirate.K22"/>
      <style:map style:condition="cell-content()=&quot;Non concluant&quot;" style:apply-style-name="Non_20_concluant" style:base-cell-address="TV_DeplacementPirate.K22"/>
    </style:style>
    <style:style style:name="ce23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23"/>
      <style:map style:condition="cell-content()=&quot;Echec&quot;" style:apply-style-name="Echec" style:base-cell-address="TV_DeplacementPirate.K23"/>
      <style:map style:condition="cell-content()=&quot;Non concluant&quot;" style:apply-style-name="Non_20_concluant" style:base-cell-address="TV_DeplacementPirate.K23"/>
    </style:style>
    <style:style style:name="ce24" style:family="table-cell" style:parent-style-name="Default" style:data-style-name="N108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TV_DeplacementPirate.K24"/>
      <style:map style:condition="cell-content()=&quot;Echec&quot;" style:apply-style-name="Echec" style:base-cell-address="TV_DeplacementPirate.K24"/>
      <style:map style:condition="cell-content()=&quot;Non concluant&quot;" style:apply-style-name="Non_20_concluant" style:base-cell-address="TV_DeplacementPirate.K24"/>
    </style:style>
    <style:style style:name="ce25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none" fo:padding="0.49mm" style:vertical-align="middle"/>
      <style:paragraph-properties fo:text-align="center" fo:margin-left="0mm"/>
      <style:text-properties style:font-name="Arial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fo:padding="0.49mm" style:vertical-align="middle"/>
      <style:paragraph-properties fo:text-align="center" fo:margin-left="0mm"/>
      <style:text-properties style:font-name="Arial"/>
    </style:style>
    <style:style style:name="ce30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Pirate.I3"/>
      <style:map style:condition="cell-content()=&quot;Echec&quot;" style:apply-style-name="Echec" style:base-cell-address="Pirate.I3"/>
      <style:map style:condition="cell-content()=&quot;Non concluant&quot;" style:apply-style-name="Non_20_concluant" style:base-cell-address="Pirate.I3"/>
    </style:style>
    <style:style style:name="ce31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Pirate.I4"/>
      <style:map style:condition="cell-content()=&quot;Echec&quot;" style:apply-style-name="Echec" style:base-cell-address="Pirate.I4"/>
      <style:map style:condition="cell-content()=&quot;Non concluant&quot;" style:apply-style-name="Non_20_concluant" style:base-cell-address="Pirate.I4"/>
    </style:style>
    <style:style style:name="ce32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Pirate.I7"/>
      <style:map style:condition="cell-content()=&quot;Echec&quot;" style:apply-style-name="Echec" style:base-cell-address="Pirate.I7"/>
      <style:map style:condition="cell-content()=&quot;Non concluant&quot;" style:apply-style-name="Non_20_concluant" style:base-cell-address="Pirate.I7"/>
    </style:style>
    <style:style style:name="ce33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Pirate.I4"/>
      <style:map style:condition="cell-content()=&quot;Echec&quot;" style:apply-style-name="Echec" style:base-cell-address="Pirate.I4"/>
      <style:map style:condition="cell-content()=&quot;Non concluant&quot;" style:apply-style-name="Non_20_concluant" style:base-cell-address="Pirate.I4"/>
    </style:style>
    <style:style style:name="ce34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Pirate.I9"/>
      <style:map style:condition="cell-content()=&quot;Echec&quot;" style:apply-style-name="Echec" style:base-cell-address="Pirate.I9"/>
      <style:map style:condition="cell-content()=&quot;Non concluant&quot;" style:apply-style-name="Non_20_concluant" style:base-cell-address="Pirate.I9"/>
    </style:style>
    <style:style style:name="ce35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Pirate.I10"/>
      <style:map style:condition="cell-content()=&quot;Echec&quot;" style:apply-style-name="Echec" style:base-cell-address="Pirate.I10"/>
      <style:map style:condition="cell-content()=&quot;Non concluant&quot;" style:apply-style-name="Non_20_concluant" style:base-cell-address="Pirate.I10"/>
    </style:style>
    <style:style style:name="ce36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Pirate.I10"/>
      <style:map style:condition="cell-content()=&quot;Echec&quot;" style:apply-style-name="Echec" style:base-cell-address="Pirate.I10"/>
      <style:map style:condition="cell-content()=&quot;Non concluant&quot;" style:apply-style-name="Non_20_concluant" style:base-cell-address="Pirate.I10"/>
    </style:style>
    <style:style style:name="ce37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Pirate.I15"/>
      <style:map style:condition="cell-content()=&quot;Echec&quot;" style:apply-style-name="Echec" style:base-cell-address="Pirate.I15"/>
      <style:map style:condition="cell-content()=&quot;Non concluant&quot;" style:apply-style-name="Non_20_concluant" style:base-cell-address="Pirate.I15"/>
    </style:style>
    <style:style style:name="ce38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Pirate.I16"/>
      <style:map style:condition="cell-content()=&quot;Echec&quot;" style:apply-style-name="Echec" style:base-cell-address="Pirate.I16"/>
      <style:map style:condition="cell-content()=&quot;Non concluant&quot;" style:apply-style-name="Non_20_concluant" style:base-cell-address="Pirate.I16"/>
    </style:style>
    <style:style style:name="ce39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Pirate.I16"/>
      <style:map style:condition="cell-content()=&quot;Echec&quot;" style:apply-style-name="Echec" style:base-cell-address="Pirate.I16"/>
      <style:map style:condition="cell-content()=&quot;Non concluant&quot;" style:apply-style-name="Non_20_concluant" style:base-cell-address="Pirate.I16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StrategyErratic.I3"/>
      <style:map style:condition="cell-content()=&quot;Echec&quot;" style:apply-style-name="Echec" style:base-cell-address="StrategyErratic.I3"/>
      <style:map style:condition="cell-content()=&quot;Non concluant&quot;" style:apply-style-name="Non_20_concluant" style:base-cell-address="StrategyErratic.I3"/>
    </style:style>
    <style:style style:name="ce42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StrategyErratic.I4"/>
      <style:map style:condition="cell-content()=&quot;Echec&quot;" style:apply-style-name="Echec" style:base-cell-address="StrategyErratic.I4"/>
      <style:map style:condition="cell-content()=&quot;Non concluant&quot;" style:apply-style-name="Non_20_concluant" style:base-cell-address="StrategyErratic.I4"/>
    </style:style>
    <style:style style:name="ce43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StrategyErratic.I5"/>
      <style:map style:condition="cell-content()=&quot;Echec&quot;" style:apply-style-name="Echec" style:base-cell-address="StrategyErratic.I5"/>
      <style:map style:condition="cell-content()=&quot;Non concluant&quot;" style:apply-style-name="Non_20_concluant" style:base-cell-address="StrategyErratic.I5"/>
    </style:style>
    <style:style style:name="ce44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StrategyErratic.I6"/>
      <style:map style:condition="cell-content()=&quot;Echec&quot;" style:apply-style-name="Echec" style:base-cell-address="StrategyErratic.I6"/>
      <style:map style:condition="cell-content()=&quot;Non concluant&quot;" style:apply-style-name="Non_20_concluant" style:base-cell-address="StrategyErratic.I6"/>
    </style:style>
    <style:style style:name="ce45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StrategyErratic.I7"/>
      <style:map style:condition="cell-content()=&quot;Echec&quot;" style:apply-style-name="Echec" style:base-cell-address="StrategyErratic.I7"/>
      <style:map style:condition="cell-content()=&quot;Non concluant&quot;" style:apply-style-name="Non_20_concluant" style:base-cell-address="StrategyErratic.I7"/>
    </style:style>
    <style:style style:name="ce46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StrategyErratic.I8"/>
      <style:map style:condition="cell-content()=&quot;Echec&quot;" style:apply-style-name="Echec" style:base-cell-address="StrategyErratic.I8"/>
      <style:map style:condition="cell-content()=&quot;Non concluant&quot;" style:apply-style-name="Non_20_concluant" style:base-cell-address="StrategyErratic.I8"/>
    </style:style>
    <style:style style:name="ce47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StrategyErratic.I9"/>
      <style:map style:condition="cell-content()=&quot;Echec&quot;" style:apply-style-name="Echec" style:base-cell-address="StrategyErratic.I9"/>
      <style:map style:condition="cell-content()=&quot;Non concluant&quot;" style:apply-style-name="Non_20_concluant" style:base-cell-address="StrategyErratic.I9"/>
    </style:style>
    <style:style style:name="ce48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StrategyErratic.I10"/>
      <style:map style:condition="cell-content()=&quot;Echec&quot;" style:apply-style-name="Echec" style:base-cell-address="StrategyErratic.I10"/>
      <style:map style:condition="cell-content()=&quot;Non concluant&quot;" style:apply-style-name="Non_20_concluant" style:base-cell-address="StrategyErratic.I10"/>
    </style:style>
    <style:style style:name="ce49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StrategyErratic.I11"/>
      <style:map style:condition="cell-content()=&quot;Echec&quot;" style:apply-style-name="Echec" style:base-cell-address="StrategyErratic.I11"/>
      <style:map style:condition="cell-content()=&quot;Non concluant&quot;" style:apply-style-name="Non_20_concluant" style:base-cell-address="StrategyErratic.I11"/>
    </style:style>
    <style:style style:name="ce50" style:family="table-cell" style:parent-style-name="Default">
      <style:table-cell-properties style:text-align-source="fix" style:repeat-content="false" fo:wrap-option="wrap" fo:border="0.06pt solid #000000" fo:padding="0.49mm" style:vertical-align="middle"/>
      <style:paragraph-properties fo:text-align="start" fo:margin-left="0mm"/>
      <style:text-properties style:font-name="Arial"/>
      <style:map style:condition="cell-content()=&quot;Valide&quot;" style:apply-style-name="Valide" style:base-cell-address="StrategyErratic.I12"/>
      <style:map style:condition="cell-content()=&quot;Echec&quot;" style:apply-style-name="Echec" style:base-cell-address="StrategyErratic.I12"/>
      <style:map style:condition="cell-content()=&quot;Non concluant&quot;" style:apply-style-name="Non_20_concluant" style:base-cell-address="StrategyErratic.I1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Valide&quot;;&quot;Echec&quot;;&quot;Non concluant&quot;)" table:allow-empty-cell="true" table:display-list="unsorted" table:base-cell-address="TV_DeplacementPirate.N13">
          <table:error-message table:message-type="stop" table:display="true"/>
        </table:content-validation>
        <table:content-validation table:name="val2" table:condition="of:cell-content-is-in-list(&quot;Valide&quot;;&quot;Echec&quot;;&quot;Non concluant&quot;)" table:allow-empty-cell="true" table:display-list="unsorted" table:base-cell-address="TV_DeplacementPirate.I13">
          <table:error-message table:message-type="stop" table:display="true"/>
        </table:content-validation>
      </table:content-validations>
      <table:table table:name="TV_DeplacementPirate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number-columns-repeated="101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Réf.</text:p>
          </table:table-cell>
          <table:table-cell table:style-name="ce1" office:value-type="string" calcext:value-type="string" table:number-columns-spanned="1" table:number-rows-spanned="2">
            <text:p>Type de test</text:p>
          </table:table-cell>
          <table:table-cell table:style-name="ce1" office:value-type="string" calcext:value-type="string" table:number-columns-spanned="1" table:number-rows-spanned="2">
            <text:p>Objet du test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Objectif</text:p>
          </table:table-cell>
          <table:table-cell table:style-name="ce1" office:value-type="string" calcext:value-type="string" table:number-columns-spanned="1" table:number-rows-spanned="2">
            <text:p>Pré-conditions</text:p>
          </table:table-cell>
          <table:table-cell table:style-name="ce1" office:value-type="string" calcext:value-type="string" table:number-columns-spanned="2" table:number-rows-spanned="1">
            <text:p>Entrées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Résultats attendus</text:p>
          </table:table-cell>
          <table:table-cell table:style-name="ce1" office:value-type="string" calcext:value-type="string" table:number-columns-spanned="1" table:number-rows-spanned="2">
            <text:p>Résultat du test</text:p>
          </table:table-cell>
          <table:table-cell table:style-name="ce1" office:value-type="string" calcext:value-type="string" table:number-columns-spanned="1" table:number-rows-spanned="2">
            <text:p>Résultats obtenus</text:p>
          </table:table-cell>
          <table:table-cell table:style-name="ce1" office:value-type="string" calcext:value-type="string" table:number-columns-spanned="1" table:number-rows-spanned="2">
            <text:p>Remarques</text:p>
          </table:table-cell>
          <table:table-cell table:number-columns-repeated="1011"/>
        </table:table-row>
        <table:table-row table:style-name="ro1">
          <table:covered-table-cell table:number-columns-repeated="7" table:style-name="ce1"/>
          <table:table-cell table:style-name="ce1" office:value-type="string" calcext:value-type="string">
            <text:p>Caractéristiques</text:p>
          </table:table-cell>
          <table:table-cell table:style-name="ce1" office:value-type="string" calcext:value-type="string">
            <text:p>Entrées</text:p>
          </table:table-cell>
          <table:covered-table-cell table:number-columns-repeated="4" table:style-name="ce1"/>
          <table:table-cell table:number-columns-repeated="1011"/>
        </table:table-row>
        <table:table-row table:style-name="ro2">
          <table:table-cell table:style-name="ce2" office:value-type="string" calcext:value-type="string">
            <text:p>T.1.1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déplacement du pirate vers la droite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terre vide</text:p>
            <text:p>-Le pirate est en vie</text:p>
            <text:p>-Le pirate a encore de l’energie</text:p>
          </table:table-cell>
          <table:table-cell table:style-name="ce2" office:value-type="string" calcext:value-type="string">
            <text:p>La case de doite est une case de terre vide</text:p>
          </table:table-cell>
          <table:table-cell table:style-name="ce2" office:value-type="string" calcext:value-type="string">
            <text:p>Appuyer sur la flèche droite sur le client</text:p>
          </table:table-cell>
          <table:table-cell table:style-name="ce2" office:value-type="string" calcext:value-type="string">
            <text:p>- Le pirate se déplace  vers la droite</text:p>
            <text:p>-l’energie du pirate a baissée de 1</text:p>
          </table:table-cell>
          <table:table-cell table:style-name="ce6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2">
          <table:table-cell table:style-name="ce2" office:value-type="string" calcext:value-type="string">
            <text:p>T.1.2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déplacement du pirate vers la gauche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terre vide</text:p>
            <text:p>-Le pirate est en vie</text:p>
            <text:p>-Le pirate a encore de l’energie</text:p>
          </table:table-cell>
          <table:table-cell table:style-name="ce2" office:value-type="string" calcext:value-type="string">
            <text:p>La case de gauche est une case de terre vide</text:p>
          </table:table-cell>
          <table:table-cell table:style-name="ce2" office:value-type="string" calcext:value-type="string">
            <text:p>Appuyer sur la flèche gauche sur le client</text:p>
          </table:table-cell>
          <table:table-cell table:style-name="ce2" office:value-type="string" calcext:value-type="string">
            <text:p>- Le pirate se déplace  vers la gauche</text:p>
            <text:p>-l’energie du pirate a baissée de 1</text:p>
          </table:table-cell>
          <table:table-cell table:style-name="ce7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2">
          <table:table-cell table:style-name="ce2" office:value-type="string" calcext:value-type="string">
            <text:p>T.1.3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déplacement du pirate vers le haut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terre vide</text:p>
            <text:p>-Le pirate est en vie</text:p>
            <text:p>-Le pirate a encore de l’energie</text:p>
          </table:table-cell>
          <table:table-cell table:style-name="ce2" office:value-type="string" calcext:value-type="string">
            <text:p>La case du haut est une case de terre vide</text:p>
          </table:table-cell>
          <table:table-cell table:style-name="ce2" office:value-type="string" calcext:value-type="string">
            <text:p>Appuyer sur la flèche haut sur le client</text:p>
          </table:table-cell>
          <table:table-cell table:style-name="ce2" office:value-type="string" calcext:value-type="string">
            <text:p>- Le pirate se déplace  vers le haut</text:p>
            <text:p>-l’energie du pirate a baissée de 1</text:p>
          </table:table-cell>
          <table:table-cell table:style-name="ce8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2">
          <table:table-cell table:style-name="ce2" office:value-type="string" calcext:value-type="string">
            <text:p>T.1.4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déplacement du pirate vers le bas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terre vide</text:p>
            <text:p>-Le pirate est en vie</text:p>
            <text:p>-Le pirate a encore de l’energie</text:p>
          </table:table-cell>
          <table:table-cell table:style-name="ce2" office:value-type="string" calcext:value-type="string">
            <text:p>La case du bas est une case de terre vide</text:p>
          </table:table-cell>
          <table:table-cell table:style-name="ce2" office:value-type="string" calcext:value-type="string">
            <text:p>Appuyer sur la flèche bas sur le client</text:p>
          </table:table-cell>
          <table:table-cell table:style-name="ce2" office:value-type="string" calcext:value-type="string">
            <text:p>- Le pirate se déplace  vers le bas</text:p>
            <text:p>-l’energie du pirate a baissée de 1</text:p>
          </table:table-cell>
          <table:table-cell table:style-name="ce9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T.1.5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non déplacement du pirate vers la mer a droite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mer</text:p>
            <text:p>-Le pirate est en vie</text:p>
            <text:p>-Le pirate a encore de l’energie</text:p>
          </table:table-cell>
          <table:table-cell table:style-name="ce2" office:value-type="string" calcext:value-type="string">
            <text:p>La case de doite est une case de mer</text:p>
          </table:table-cell>
          <table:table-cell table:style-name="ce2" office:value-type="string" calcext:value-type="string">
            <text:p>Appuyer sur la flèche droite sur le client</text:p>
          </table:table-cell>
          <table:table-cell table:style-name="ce2" office:value-type="string" calcext:value-type="string">
            <text:p>- Le pirate ne se déplace  pas</text:p>
            <text:p>-l’energie du pirate n’a pas bougée</text:p>
          </table:table-cell>
          <table:table-cell table:style-name="ce10" table:content-validation-name="val1"/>
          <table:table-cell table:style-name="ce25"/>
          <table:table-cell table:style-name="ce26"/>
          <table:table-cell table:number-columns-repeated="2"/>
          <table:table-cell office:value-type="string" calcext:value-type="string">
            <text:p>PLCMT vers rhum</text:p>
          </table:table-cell>
          <table:table-cell table:number-columns-repeated="1008"/>
        </table:table-row>
        <table:table-row table:style-name="ro5">
          <table:table-cell table:style-name="ce2" office:value-type="string" calcext:value-type="string">
            <text:p>T.1.6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non déplacement du pirate vers la mer a gauche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mer</text:p>
            <text:p>-Le pirate est en vie</text:p>
            <text:p>-Le pirate a encore de l’energie</text:p>
          </table:table-cell>
          <table:table-cell table:style-name="ce2" office:value-type="string" calcext:value-type="string">
            <text:p>La case de gauche est une case de mer</text:p>
          </table:table-cell>
          <table:table-cell table:style-name="ce2" office:value-type="string" calcext:value-type="string">
            <text:p>Appuyer sur la flèche gauche sur le client</text:p>
          </table:table-cell>
          <table:table-cell table:style-name="ce2" office:value-type="string" calcext:value-type="string">
            <text:p>- Le pirate ne se déplace  pas</text:p>
            <text:p>-l’energie du pirate n’a pas bougée</text:p>
          </table:table-cell>
          <table:table-cell table:style-name="ce11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5">
          <table:table-cell table:style-name="ce2" office:value-type="string" calcext:value-type="string">
            <text:p>T.1.7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non déplacement du pirate vers la mer en haut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mer</text:p>
            <text:p>-Le pirate est en vie</text:p>
            <text:p>-Le pirate a encore de l’energie</text:p>
          </table:table-cell>
          <table:table-cell table:style-name="ce2" office:value-type="string" calcext:value-type="string">
            <text:p>La case en haut est une case de mer</text:p>
          </table:table-cell>
          <table:table-cell table:style-name="ce2" office:value-type="string" calcext:value-type="string">
            <text:p>Appuyer sur la flèche haut sur le client</text:p>
          </table:table-cell>
          <table:table-cell table:style-name="ce2" office:value-type="string" calcext:value-type="string">
            <text:p>- Le pirate ne se déplace  pas</text:p>
            <text:p>-l’energie du pirate n’a pas bougée</text:p>
          </table:table-cell>
          <table:table-cell table:style-name="ce12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5">
          <table:table-cell table:style-name="ce2" office:value-type="string" calcext:value-type="string">
            <text:p>T.1.8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non déplacement du pirate vers la mer en bas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mer</text:p>
            <text:p>-Le pirate est en vie</text:p>
            <text:p>-Le pirate a encore de l’energie</text:p>
          </table:table-cell>
          <table:table-cell table:style-name="ce2" office:value-type="string" calcext:value-type="string">
            <text:p>La case en bas est une case de mer</text:p>
          </table:table-cell>
          <table:table-cell table:style-name="ce2" office:value-type="string" calcext:value-type="string">
            <text:p>Appuyer sur la flèche bas sur le client</text:p>
          </table:table-cell>
          <table:table-cell table:style-name="ce2" office:value-type="string" calcext:value-type="string">
            <text:p>- Le pirate ne se déplace  pas</text:p>
            <text:p>-l’energie du pirate n’a pas bougée</text:p>
          </table:table-cell>
          <table:table-cell table:style-name="ce13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3">
          <table:table-cell table:number-columns-repeated="15"/>
          <table:table-cell office:value-type="string" calcext:value-type="string">
            <text:p>DPLCMT Rhum et fin d’energie</text:p>
          </table:table-cell>
          <table:table-cell table:number-columns-repeated="1008"/>
        </table:table-row>
        <table:table-row table:style-name="ro4">
          <table:table-cell table:style-name="ce2" office:value-type="string" calcext:value-type="string">
            <text:p>T.1.9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non déplacement du pirate vers l’extérieur de la carte bas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u bord de la carte</text:p>
            <text:p>-Le pirate est en vie</text:p>
            <text:p>-Le pirate a encore de l’energie</text:p>
          </table:table-cell>
          <table:table-cell table:style-name="ce2" office:value-type="string" calcext:value-type="string">
            <text:p>Le bord de la carte se trouve en bas</text:p>
          </table:table-cell>
          <table:table-cell table:style-name="ce2" office:value-type="string" calcext:value-type="string">
            <text:p>Appuyer sur la flèche bas sur le client</text:p>
          </table:table-cell>
          <table:table-cell table:style-name="ce2" office:value-type="string" calcext:value-type="string">
            <text:p>- Le pirate ne se déplace  pas</text:p>
            <text:p>-l’energie du pirate n’a pas bougée</text:p>
          </table:table-cell>
          <table:table-cell table:style-name="ce14" table:content-validation-name="val1"/>
          <table:table-cell table:style-name="ce25"/>
          <table:table-cell table:style-name="ce26"/>
          <table:table-cell table:style-name="ce27" table:number-columns-spanned="1" table:number-rows-spanned="2"/>
          <table:table-cell table:number-columns-repeated="1010"/>
        </table:table-row>
        <table:table-row table:style-name="ro5">
          <table:table-cell table:style-name="ce2" office:value-type="string" calcext:value-type="string">
            <text:p>T.1.10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non déplacement du pirate vers l’extérieur de la carte haut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u bord de la carte</text:p>
            <text:p>-Le pirate est en vie</text:p>
            <text:p>-Le pirate a encore de l’energie</text:p>
          </table:table-cell>
          <table:table-cell table:style-name="ce2" office:value-type="string" calcext:value-type="string">
            <text:p>Le bord de la carte se trouve en haut</text:p>
          </table:table-cell>
          <table:table-cell table:style-name="ce2" office:value-type="string" calcext:value-type="string">
            <text:p>Appuyer sur la flèche haut sur le client</text:p>
          </table:table-cell>
          <table:table-cell table:style-name="ce2" office:value-type="string" calcext:value-type="string">
            <text:p>- Le pirate ne se déplace  pas</text:p>
            <text:p>-l’energie du pirate n’a pas bougée</text:p>
          </table:table-cell>
          <table:table-cell table:style-name="ce15" table:content-validation-name="val1"/>
          <table:table-cell table:style-name="ce25"/>
          <table:table-cell table:style-name="ce26"/>
          <table:covered-table-cell table:style-name="ce27"/>
          <table:table-cell table:number-columns-repeated="1010"/>
        </table:table-row>
        <table:table-row table:style-name="ro5">
          <table:table-cell table:style-name="ce2" office:value-type="string" calcext:value-type="string">
            <text:p>T.1.11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non déplacement du pirate vers l’extérieur de la carte droite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u bord de la carte</text:p>
            <text:p>-Le pirate est en vie</text:p>
            <text:p>-Le pirate a encore de l’energie</text:p>
          </table:table-cell>
          <table:table-cell table:style-name="ce2" office:value-type="string" calcext:value-type="string">
            <text:p>Le bord de la carte se trouve a droite</text:p>
          </table:table-cell>
          <table:table-cell table:style-name="ce2" office:value-type="string" calcext:value-type="string">
            <text:p>Appuyer sur la flèche droite sur le client</text:p>
          </table:table-cell>
          <table:table-cell table:style-name="ce2" office:value-type="string" calcext:value-type="string">
            <text:p>- Le pirate ne se déplace  pas</text:p>
            <text:p>-l’energie du pirate n’a pas bougée</text:p>
          </table:table-cell>
          <table:table-cell table:style-name="ce16" table:content-validation-name="val1"/>
          <table:table-cell table:style-name="ce25"/>
          <table:table-cell table:style-name="ce26"/>
          <table:table-cell table:style-name="ce28"/>
          <table:table-cell table:number-columns-repeated="1010"/>
        </table:table-row>
        <table:table-row table:style-name="ro5">
          <table:table-cell table:style-name="ce2" office:value-type="string" calcext:value-type="string">
            <text:p>T.1.12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non déplacement du pirate vers l’extérieur de la carte gauche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u bord de la carte</text:p>
            <text:p>-Le pirate est en vie</text:p>
            <text:p>-Le pirate a encore de l’energie</text:p>
          </table:table-cell>
          <table:table-cell table:style-name="ce2" office:value-type="string" calcext:value-type="string">
            <text:p>Le bord de la carte se trouve a gauche</text:p>
          </table:table-cell>
          <table:table-cell table:style-name="ce2" office:value-type="string" calcext:value-type="string">
            <text:p>Appuyer sur la flèche gauche sur le client</text:p>
          </table:table-cell>
          <table:table-cell table:style-name="ce2" office:value-type="string" calcext:value-type="string">
            <text:p>- Le pirate ne se déplace  pas</text:p>
            <text:p>-l’energie du pirate n’a pas bougée</text:p>
          </table:table-cell>
          <table:table-cell table:style-name="ce17" table:content-validation-name="val1"/>
          <table:table-cell table:style-name="ce25"/>
          <table:table-cell table:style-name="ce26"/>
          <table:table-cell table:style-name="ce2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 calcext:value-type="string">
            <text:p>T.1.13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non déplacement du pirate vers une case avec un autre pirate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 autre pirate</text:p>
            <text:p>-Le pirate est en vie</text:p>
            <text:p>-Le pirate a encore de l’energie</text:p>
          </table:table-cell>
          <table:table-cell table:style-name="ce2" office:value-type="string" calcext:value-type="string">
            <text:p>La case avec l’autre pirate se trouve sur la droite du pirate</text:p>
          </table:table-cell>
          <table:table-cell table:style-name="ce2" office:value-type="string" calcext:value-type="string">
            <text:p>Appuyer sur la flèche droite sur le client</text:p>
          </table:table-cell>
          <table:table-cell table:style-name="ce2" office:value-type="string" calcext:value-type="string">
            <text:p>- Le pirate ne se déplace  pas</text:p>
            <text:p>-l’energie du pirate n’a pas bougée</text:p>
          </table:table-cell>
          <table:table-cell table:style-name="ce18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2">
          <table:table-cell table:style-name="ce2" office:value-type="string" calcext:value-type="string">
            <text:p>T.1.14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non déplacement du pirate lorsque celui-ci est mort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terre vide</text:p>
            <text:p>-Le pirate est mort</text:p>
            <text:p>-Le pirate a encore de l’energie</text:p>
          </table:table-cell>
          <table:table-cell table:style-name="ce2" office:value-type="string" calcext:value-type="string">
            <text:p>La case de terre vide se trouve a droite du pirate</text:p>
          </table:table-cell>
          <table:table-cell table:style-name="ce2" office:value-type="string" calcext:value-type="string">
            <text:p>Appuyer sur la flèche droite sur le client</text:p>
          </table:table-cell>
          <table:table-cell table:style-name="ce2" office:value-type="string" calcext:value-type="string">
            <text:p>- Le pirate ne se déplace  pas</text:p>
            <text:p>-l’energie du pirate n’a pas bougée</text:p>
          </table:table-cell>
          <table:table-cell table:style-name="ce19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2">
          <table:table-cell table:style-name="ce2" office:value-type="string" calcext:value-type="string">
            <text:p>T.1.15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<text:s/>déplacement et la mort du pirate lorsque celui-ci va sur un singe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terre avec un singe</text:p>
            <text:p>-Le pirate est vivant</text:p>
            <text:p>-Le pirate a encore de l’energie</text:p>
          </table:table-cell>
          <table:table-cell table:style-name="ce2" office:value-type="string" calcext:value-type="string">
            <text:p>La case de terre avec le singe se trouve a droite du pirate</text:p>
          </table:table-cell>
          <table:table-cell table:style-name="ce2" office:value-type="string" calcext:value-type="string">
            <text:p>Appuyer sur la flèche droite sur le client</text:p>
          </table:table-cell>
          <table:table-cell table:style-name="ce2" office:value-type="string" calcext:value-type="string">
            <text:p>- Le pirate se déplace</text:p>
            <text:p>-l’energie du pirate a diminuée de 1</text:p>
            <text:p>-le pirate est mort</text:p>
          </table:table-cell>
          <table:table-cell table:style-name="ce20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2">
          <table:table-cell table:style-name="ce2" office:value-type="string" calcext:value-type="string">
            <text:p>T.1.16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<text:s/>déplacement et la victoire du pirate lorsque celui-ci va sur une case de terre avec le tresor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terre le tresor</text:p>
            <text:p>-Le pirate est vivant</text:p>
            <text:p>-Le pirate a encore de l’energie</text:p>
          </table:table-cell>
          <table:table-cell table:style-name="ce2" office:value-type="string" calcext:value-type="string">
            <text:p>La case de terre avec le tresor se trouve a droite du pirate</text:p>
          </table:table-cell>
          <table:table-cell table:style-name="ce2" office:value-type="string" calcext:value-type="string">
            <text:p>Appuyer sur la flèche droite sur le client</text:p>
          </table:table-cell>
          <table:table-cell table:style-name="ce2" office:value-type="string" calcext:value-type="string">
            <text:p>- Le pirate se déplace</text:p>
            <text:p>-le pirate remporte la partie</text:p>
            <text:p>-l’energie du pirate a diminuée de 1</text:p>
            <text:p/>
          </table:table-cell>
          <table:table-cell table:style-name="ce21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2">
          <table:table-cell table:style-name="ce2" office:value-type="string" calcext:value-type="string">
            <text:p>T.1.17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<text:s/>déplacement, la mort et la victoire du pirate lorsque celui-ci va sur une case de terre avec un singe et le tresor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terre avec un singe et le tresor</text:p>
            <text:p>-Le pirate est vivant</text:p>
            <text:p>-Le pirate a encore de l’energie</text:p>
          </table:table-cell>
          <table:table-cell table:style-name="ce2" office:value-type="string" calcext:value-type="string">
            <text:p>La case de terre avec le singe et le tresor se trouve a droite du pirate</text:p>
          </table:table-cell>
          <table:table-cell table:style-name="ce2" office:value-type="string" calcext:value-type="string">
            <text:p>Appuyer sur la flèche droite sur le client</text:p>
          </table:table-cell>
          <table:table-cell table:style-name="ce2" office:value-type="string" calcext:value-type="string">
            <text:p>- Le pirate se déplace</text:p>
            <text:p>-le pirate remporte la partie</text:p>
            <text:p>-l’energie du pirate a diminuée de 1</text:p>
            <text:p>-le pirate est mort</text:p>
          </table:table-cell>
          <table:table-cell table:style-name="ce22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2">
          <table:table-cell table:style-name="ce2" office:value-type="string" calcext:value-type="string">
            <text:p>T.1.18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<text:s/>déplacement et le gain d’énergie du pirate lorsque celui-ci va sur une case de terre avec une bouteille de rhum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terre une bouteille de thum</text:p>
            <text:p>-Le pirate est vivant</text:p>
            <text:p>-Le pirate a encore de l’energie</text:p>
          </table:table-cell>
          <table:table-cell table:style-name="ce2" office:value-type="string" calcext:value-type="string">
            <text:p>La case de terre avec une bouteille de rhum se trouve a droite du pirate</text:p>
          </table:table-cell>
          <table:table-cell table:style-name="ce2" office:value-type="string" calcext:value-type="string">
            <text:p>Appuyer sur la flèche droite sur le client</text:p>
          </table:table-cell>
          <table:table-cell table:style-name="ce2" office:value-type="string" calcext:value-type="string">
            <text:p>- Le pirate se déplace</text:p>
            <text:p>-l’energie du pirate augmenté de la valeur du rhum - 1</text:p>
            <text:p/>
          </table:table-cell>
          <table:table-cell table:style-name="ce23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6">
          <table:table-cell table:style-name="ce2" office:value-type="string" calcext:value-type="string">
            <text:p>T.1.19</text:p>
          </table:table-cell>
          <table:table-cell table:style-name="ce4" office:value-type="string" calcext:value-type="string">
            <text:p>TV</text:p>
          </table:table-cell>
          <table:table-cell table:style-name="ce2" office:value-type="string" calcext:value-type="string">
            <text:p>Pirate</text:p>
          </table:table-cell>
          <table:table-cell table:style-name="ce2" table:number-columns-repeated="2"/>
          <table:table-cell table:style-name="ce5" office:value-type="string" calcext:value-type="string">
            <text:p>Vérifier le <text:s/>déplacement, le gain d’énergie et la survie <text:s/>du pirate lorsque celui-ci va sur une case de terre avec une bouteille de rhum lorsqu’il n’a q’un point d’energie</text:p>
          </table:table-cell>
          <table:table-cell table:style-name="ce2" office:value-type="string" calcext:value-type="string">
            <text:p>- Le serveur est lancé, avec une partie en cours</text:p>
            <text:p>- Le client est connecté au serveur et est dans la partie</text:p>
            <text:p>-Le pirate du client se trouve a coté d’une case de terre une bouteille de thum</text:p>
            <text:p>-Le pirate est vivant</text:p>
            <text:p>-Le pirate a encore 1 point d’energie</text:p>
          </table:table-cell>
          <table:table-cell table:style-name="ce2" office:value-type="string" calcext:value-type="string">
            <text:p>La case de terre avec une bouteille de rhum se trouve a droite du pirate</text:p>
          </table:table-cell>
          <table:table-cell table:style-name="ce2" office:value-type="string" calcext:value-type="string">
            <text:p>Appuyer sur la flèche droite sur le client</text:p>
          </table:table-cell>
          <table:table-cell table:style-name="ce2" office:value-type="string" calcext:value-type="string">
            <text:p>- Le pirate se déplace</text:p>
            <text:p>-l’energie du pirate vaut la valeur du rhum</text:p>
            <text:p>-le pirate est en vie</text:p>
          </table:table-cell>
          <table:table-cell table:style-name="ce24" table:content-validation-name="val1"/>
          <table:table-cell table:style-name="ce25"/>
          <table:table-cell table:style-name="ce26"/>
          <table:table-cell table:number-columns-repeated="101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V_DeplacementPirate.K3:TV_DeplacementPirate.K3">
            <calcext:condition calcext:apply-style-name="Valide" calcext:value="=&quot;Valide&quot;" calcext:base-cell-address="TV_DeplacementPirate.K3"/>
            <calcext:condition calcext:apply-style-name="Echec" calcext:value="=&quot;Echec&quot;" calcext:base-cell-address="TV_DeplacementPirate.K3"/>
            <calcext:condition calcext:apply-style-name="Non concluant" calcext:value="=&quot;Non concluant&quot;" calcext:base-cell-address="TV_DeplacementPirate.K3"/>
          </calcext:conditional-format>
          <calcext:conditional-format calcext:target-range-address="TV_DeplacementPirate.K4:TV_DeplacementPirate.K4">
            <calcext:condition calcext:apply-style-name="Valide" calcext:value="=&quot;Valide&quot;" calcext:base-cell-address="TV_DeplacementPirate.K4"/>
            <calcext:condition calcext:apply-style-name="Echec" calcext:value="=&quot;Echec&quot;" calcext:base-cell-address="TV_DeplacementPirate.K4"/>
            <calcext:condition calcext:apply-style-name="Non concluant" calcext:value="=&quot;Non concluant&quot;" calcext:base-cell-address="TV_DeplacementPirate.K4"/>
          </calcext:conditional-format>
          <calcext:conditional-format calcext:target-range-address="TV_DeplacementPirate.K5:TV_DeplacementPirate.K5">
            <calcext:condition calcext:apply-style-name="Valide" calcext:value="=&quot;Valide&quot;" calcext:base-cell-address="TV_DeplacementPirate.K5"/>
            <calcext:condition calcext:apply-style-name="Echec" calcext:value="=&quot;Echec&quot;" calcext:base-cell-address="TV_DeplacementPirate.K5"/>
            <calcext:condition calcext:apply-style-name="Non concluant" calcext:value="=&quot;Non concluant&quot;" calcext:base-cell-address="TV_DeplacementPirate.K5"/>
          </calcext:conditional-format>
          <calcext:conditional-format calcext:target-range-address="TV_DeplacementPirate.K6:TV_DeplacementPirate.K6">
            <calcext:condition calcext:apply-style-name="Valide" calcext:value="=&quot;Valide&quot;" calcext:base-cell-address="TV_DeplacementPirate.K6"/>
            <calcext:condition calcext:apply-style-name="Echec" calcext:value="=&quot;Echec&quot;" calcext:base-cell-address="TV_DeplacementPirate.K6"/>
            <calcext:condition calcext:apply-style-name="Non concluant" calcext:value="=&quot;Non concluant&quot;" calcext:base-cell-address="TV_DeplacementPirate.K6"/>
          </calcext:conditional-format>
          <calcext:conditional-format calcext:target-range-address="TV_DeplacementPirate.K8:TV_DeplacementPirate.K8">
            <calcext:condition calcext:apply-style-name="Valide" calcext:value="=&quot;Valide&quot;" calcext:base-cell-address="TV_DeplacementPirate.K8"/>
            <calcext:condition calcext:apply-style-name="Echec" calcext:value="=&quot;Echec&quot;" calcext:base-cell-address="TV_DeplacementPirate.K8"/>
            <calcext:condition calcext:apply-style-name="Non concluant" calcext:value="=&quot;Non concluant&quot;" calcext:base-cell-address="TV_DeplacementPirate.K8"/>
          </calcext:conditional-format>
          <calcext:conditional-format calcext:target-range-address="TV_DeplacementPirate.K9:TV_DeplacementPirate.K9">
            <calcext:condition calcext:apply-style-name="Valide" calcext:value="=&quot;Valide&quot;" calcext:base-cell-address="TV_DeplacementPirate.K9"/>
            <calcext:condition calcext:apply-style-name="Echec" calcext:value="=&quot;Echec&quot;" calcext:base-cell-address="TV_DeplacementPirate.K9"/>
            <calcext:condition calcext:apply-style-name="Non concluant" calcext:value="=&quot;Non concluant&quot;" calcext:base-cell-address="TV_DeplacementPirate.K9"/>
          </calcext:conditional-format>
          <calcext:conditional-format calcext:target-range-address="TV_DeplacementPirate.K10:TV_DeplacementPirate.K10">
            <calcext:condition calcext:apply-style-name="Valide" calcext:value="=&quot;Valide&quot;" calcext:base-cell-address="TV_DeplacementPirate.K10"/>
            <calcext:condition calcext:apply-style-name="Echec" calcext:value="=&quot;Echec&quot;" calcext:base-cell-address="TV_DeplacementPirate.K10"/>
            <calcext:condition calcext:apply-style-name="Non concluant" calcext:value="=&quot;Non concluant&quot;" calcext:base-cell-address="TV_DeplacementPirate.K10"/>
          </calcext:conditional-format>
          <calcext:conditional-format calcext:target-range-address="TV_DeplacementPirate.K13:TV_DeplacementPirate.K13">
            <calcext:condition calcext:apply-style-name="Valide" calcext:value="=&quot;Valide&quot;" calcext:base-cell-address="TV_DeplacementPirate.K13"/>
            <calcext:condition calcext:apply-style-name="Echec" calcext:value="=&quot;Echec&quot;" calcext:base-cell-address="TV_DeplacementPirate.K13"/>
            <calcext:condition calcext:apply-style-name="Non concluant" calcext:value="=&quot;Non concluant&quot;" calcext:base-cell-address="TV_DeplacementPirate.K13"/>
          </calcext:conditional-format>
          <calcext:conditional-format calcext:target-range-address="TV_DeplacementPirate.K14:TV_DeplacementPirate.K14">
            <calcext:condition calcext:apply-style-name="Valide" calcext:value="=&quot;Valide&quot;" calcext:base-cell-address="TV_DeplacementPirate.K14"/>
            <calcext:condition calcext:apply-style-name="Echec" calcext:value="=&quot;Echec&quot;" calcext:base-cell-address="TV_DeplacementPirate.K14"/>
            <calcext:condition calcext:apply-style-name="Non concluant" calcext:value="=&quot;Non concluant&quot;" calcext:base-cell-address="TV_DeplacementPirate.K14"/>
          </calcext:conditional-format>
          <calcext:conditional-format calcext:target-range-address="TV_DeplacementPirate.K15:TV_DeplacementPirate.K15">
            <calcext:condition calcext:apply-style-name="Valide" calcext:value="=&quot;Valide&quot;" calcext:base-cell-address="TV_DeplacementPirate.K15"/>
            <calcext:condition calcext:apply-style-name="Echec" calcext:value="=&quot;Echec&quot;" calcext:base-cell-address="TV_DeplacementPirate.K15"/>
            <calcext:condition calcext:apply-style-name="Non concluant" calcext:value="=&quot;Non concluant&quot;" calcext:base-cell-address="TV_DeplacementPirate.K15"/>
          </calcext:conditional-format>
          <calcext:conditional-format calcext:target-range-address="TV_DeplacementPirate.K16:TV_DeplacementPirate.K16">
            <calcext:condition calcext:apply-style-name="Valide" calcext:value="=&quot;Valide&quot;" calcext:base-cell-address="TV_DeplacementPirate.K16"/>
            <calcext:condition calcext:apply-style-name="Echec" calcext:value="=&quot;Echec&quot;" calcext:base-cell-address="TV_DeplacementPirate.K16"/>
            <calcext:condition calcext:apply-style-name="Non concluant" calcext:value="=&quot;Non concluant&quot;" calcext:base-cell-address="TV_DeplacementPirate.K16"/>
          </calcext:conditional-format>
          <calcext:conditional-format calcext:target-range-address="TV_DeplacementPirate.K18:TV_DeplacementPirate.K18">
            <calcext:condition calcext:apply-style-name="Valide" calcext:value="=&quot;Valide&quot;" calcext:base-cell-address="TV_DeplacementPirate.K18"/>
            <calcext:condition calcext:apply-style-name="Echec" calcext:value="=&quot;Echec&quot;" calcext:base-cell-address="TV_DeplacementPirate.K18"/>
            <calcext:condition calcext:apply-style-name="Non concluant" calcext:value="=&quot;Non concluant&quot;" calcext:base-cell-address="TV_DeplacementPirate.K18"/>
          </calcext:conditional-format>
          <calcext:conditional-format calcext:target-range-address="TV_DeplacementPirate.K19:TV_DeplacementPirate.K19">
            <calcext:condition calcext:apply-style-name="Valide" calcext:value="=&quot;Valide&quot;" calcext:base-cell-address="TV_DeplacementPirate.K19"/>
            <calcext:condition calcext:apply-style-name="Echec" calcext:value="=&quot;Echec&quot;" calcext:base-cell-address="TV_DeplacementPirate.K19"/>
            <calcext:condition calcext:apply-style-name="Non concluant" calcext:value="=&quot;Non concluant&quot;" calcext:base-cell-address="TV_DeplacementPirate.K19"/>
          </calcext:conditional-format>
          <calcext:conditional-format calcext:target-range-address="TV_DeplacementPirate.K20:TV_DeplacementPirate.K20">
            <calcext:condition calcext:apply-style-name="Valide" calcext:value="=&quot;Valide&quot;" calcext:base-cell-address="TV_DeplacementPirate.K20"/>
            <calcext:condition calcext:apply-style-name="Echec" calcext:value="=&quot;Echec&quot;" calcext:base-cell-address="TV_DeplacementPirate.K20"/>
            <calcext:condition calcext:apply-style-name="Non concluant" calcext:value="=&quot;Non concluant&quot;" calcext:base-cell-address="TV_DeplacementPirate.K20"/>
          </calcext:conditional-format>
          <calcext:conditional-format calcext:target-range-address="TV_DeplacementPirate.K21:TV_DeplacementPirate.K21">
            <calcext:condition calcext:apply-style-name="Valide" calcext:value="=&quot;Valide&quot;" calcext:base-cell-address="TV_DeplacementPirate.K21"/>
            <calcext:condition calcext:apply-style-name="Echec" calcext:value="=&quot;Echec&quot;" calcext:base-cell-address="TV_DeplacementPirate.K21"/>
            <calcext:condition calcext:apply-style-name="Non concluant" calcext:value="=&quot;Non concluant&quot;" calcext:base-cell-address="TV_DeplacementPirate.K21"/>
          </calcext:conditional-format>
          <calcext:conditional-format calcext:target-range-address="TV_DeplacementPirate.K22:TV_DeplacementPirate.K22">
            <calcext:condition calcext:apply-style-name="Valide" calcext:value="=&quot;Valide&quot;" calcext:base-cell-address="TV_DeplacementPirate.K22"/>
            <calcext:condition calcext:apply-style-name="Echec" calcext:value="=&quot;Echec&quot;" calcext:base-cell-address="TV_DeplacementPirate.K22"/>
            <calcext:condition calcext:apply-style-name="Non concluant" calcext:value="=&quot;Non concluant&quot;" calcext:base-cell-address="TV_DeplacementPirate.K22"/>
          </calcext:conditional-format>
          <calcext:conditional-format calcext:target-range-address="TV_DeplacementPirate.K23:TV_DeplacementPirate.K23">
            <calcext:condition calcext:apply-style-name="Valide" calcext:value="=&quot;Valide&quot;" calcext:base-cell-address="TV_DeplacementPirate.K23"/>
            <calcext:condition calcext:apply-style-name="Echec" calcext:value="=&quot;Echec&quot;" calcext:base-cell-address="TV_DeplacementPirate.K23"/>
            <calcext:condition calcext:apply-style-name="Non concluant" calcext:value="=&quot;Non concluant&quot;" calcext:base-cell-address="TV_DeplacementPirate.K23"/>
          </calcext:conditional-format>
          <calcext:conditional-format calcext:target-range-address="TV_DeplacementPirate.K24:TV_DeplacementPirate.K24">
            <calcext:condition calcext:apply-style-name="Valide" calcext:value="=&quot;Valide&quot;" calcext:base-cell-address="TV_DeplacementPirate.K24"/>
            <calcext:condition calcext:apply-style-name="Echec" calcext:value="=&quot;Echec&quot;" calcext:base-cell-address="TV_DeplacementPirate.K24"/>
            <calcext:condition calcext:apply-style-name="Non concluant" calcext:value="=&quot;Non concluant&quot;" calcext:base-cell-address="TV_DeplacementPirate.K24"/>
          </calcext:conditional-format>
          <calcext:conditional-format calcext:target-range-address="TV_DeplacementPirate.K11:TV_DeplacementPirate.K11">
            <calcext:condition calcext:apply-style-name="Valide" calcext:value="=&quot;Valide&quot;" calcext:base-cell-address="TV_DeplacementPirate.K11"/>
            <calcext:condition calcext:apply-style-name="Echec" calcext:value="=&quot;Echec&quot;" calcext:base-cell-address="TV_DeplacementPirate.K11"/>
            <calcext:condition calcext:apply-style-name="Non concluant" calcext:value="=&quot;Non concluant&quot;" calcext:base-cell-address="TV_DeplacementPirate.K11"/>
          </calcext:conditional-format>
        </calcext:conditional-formats>
      </table:table>
      <table:table table:name="Pirate" table:style-name="ta1">
        <table:table-column table:style-name="co6" table:default-cell-style-name="ce29"/>
        <table:table-column table:style-name="co1" table:default-cell-style-name="ce29"/>
        <table:table-column table:style-name="co1" table:number-columns-repeated="2" table:default-cell-style-name="ce2"/>
        <table:table-column table:style-name="co1" table:number-columns-repeated="2" table:default-cell-style-name="ce29"/>
        <table:table-column table:style-name="co1" table:default-cell-style-name="ce2"/>
        <table:table-column table:style-name="co1" table:default-cell-style-name="ce29"/>
        <table:table-column table:style-name="co1" table:default-cell-style-name="ce31"/>
        <table:table-column table:style-name="co1" table:number-columns-repeated="2" table:default-cell-style-name="ce29"/>
        <table:table-row table:style-name="ro3">
          <table:table-cell table:style-name="ce1" office:value-type="string" calcext:value-type="string" table:number-columns-spanned="1" table:number-rows-spanned="2">
            <text:p>Réf.</text:p>
          </table:table-cell>
          <table:table-cell table:style-name="ce1" office:value-type="string" calcext:value-type="string" table:number-columns-spanned="1" table:number-rows-spanned="2">
            <text:p>Type de test</text:p>
          </table:table-cell>
          <table:table-cell table:style-name="ce1" office:value-type="string" calcext:value-type="string" table:number-columns-spanned="1" table:number-rows-spanned="2">
            <text:p>Objet du test</text:p>
          </table:table-cell>
          <table:table-cell table:style-name="ce1" office:value-type="string" calcext:value-type="string" table:number-columns-spanned="1" table:number-rows-spanned="2">
            <text:p>Fichier de test</text:p>
          </table:table-cell>
          <table:table-cell table:style-name="ce1" office:value-type="string" calcext:value-type="string" table:number-columns-spanned="1" table:number-rows-spanned="2">
            <text:p>Méthode de test</text:p>
          </table:table-cell>
          <table:table-cell table:style-name="ce1" office:value-type="string" calcext:value-type="string" table:number-columns-spanned="1" table:number-rows-spanned="2">
            <text:p>Objectif</text:p>
          </table:table-cell>
          <table:table-cell table:style-name="ce1" office:value-type="string" calcext:value-type="string" table:number-columns-spanned="1" table:number-rows-spanned="2">
            <text:p>Pré-conditions</text:p>
          </table:table-cell>
          <table:table-cell table:style-name="ce1" office:value-type="string" calcext:value-type="string" table:number-columns-spanned="1" table:number-rows-spanned="2">
            <text:p>Résultats attendus</text:p>
          </table:table-cell>
          <table:table-cell table:style-name="ce1" office:value-type="string" calcext:value-type="string" table:number-columns-spanned="1" table:number-rows-spanned="2">
            <text:p>Résultat du test</text:p>
          </table:table-cell>
          <table:table-cell table:style-name="ce1" office:value-type="string" calcext:value-type="string" table:number-columns-spanned="1" table:number-rows-spanned="2">
            <text:p>Résultats obtenus</text:p>
          </table:table-cell>
          <table:table-cell table:style-name="ce1" office:value-type="string" calcext:value-type="string" table:number-columns-spanned="1" table:number-rows-spanned="2">
            <text:p>Remarques</text:p>
          </table:table-cell>
        </table:table-row>
        <table:table-row table:style-name="ro3">
          <table:covered-table-cell table:number-columns-repeated="11" table:style-name="ce1"/>
        </table:table-row>
        <table:table-row table:style-name="ro7">
          <table:table-cell office:value-type="string" calcext:value-type="string">
            <text:p>T.1.1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UnitTest</text:p>
          </table:table-cell>
          <table:table-cell office:value-type="string" calcext:value-type="string">
            <text:p>testCanAccess()</text:p>
          </table:table-cell>
          <table:table-cell office:value-type="string" calcext:value-type="string">
            <text:p>Vérifier si le pirate peut accéder à une case de terre</text:p>
          </table:table-cell>
          <table:table-cell office:value-type="string" calcext:value-type="string">
            <text:p>Cases ciblée de terre et vide</text:p>
          </table:table-cell>
          <table:table-cell office:value-type="string" calcext:value-type="string">
            <text:p>true</text:p>
          </table:table-cell>
          <table:table-cell table:style-name="ce30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.1.2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UnitTest</text:p>
          </table:table-cell>
          <table:table-cell office:value-type="string" calcext:value-type="string">
            <text:p>testCanAccess()</text:p>
          </table:table-cell>
          <table:table-cell office:value-type="string" calcext:value-type="string">
            <text:p>Vérifier si le pirate peut accéder à une case de mer</text:p>
          </table:table-cell>
          <table:table-cell office:value-type="string" calcext:value-type="string">
            <text:p>Cases ciblée de mer</text:p>
          </table:table-cell>
          <table:table-cell office:value-type="string" calcext:value-type="string">
            <text:p>true</text:p>
          </table:table-cell>
          <table:table-cell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T.1.3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UnitTest</text:p>
          </table:table-cell>
          <table:table-cell office:value-type="string" calcext:value-type="string">
            <text:p>testCanAccess()</text:p>
          </table:table-cell>
          <table:table-cell office:value-type="string" calcext:value-type="string">
            <text:p>Vérifier si le pirate peut accéder à une case de terre avec un pirate</text:p>
          </table:table-cell>
          <table:table-cell office:value-type="string" calcext:value-type="string">
            <text:p>Cases ciblée de terre avec un pirate</text:p>
          </table:table-cell>
          <table:table-cell office:value-type="string" calcext:value-type="string">
            <text:p>false</text:p>
          </table:table-cell>
          <table:table-cell table:content-validation-name="val2" office:value-type="string" calcext:value-type="string">
            <text:p>Non concluant</text:p>
          </table:table-cell>
          <table:table-cell/>
          <table:table-cell office:value-type="string" calcext:value-type="string">
            <text:p>Ne peut pas etre testé correctement avec les test unitaire mocké.</text:p>
          </table:table-cell>
        </table:table-row>
        <table:table-row table:style-name="ro8">
          <table:table-cell office:value-type="string" calcext:value-type="string">
            <text:p>T.1.4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UnitTest</text:p>
          </table:table-cell>
          <table:table-cell office:value-type="string" calcext:value-type="string">
            <text:p>testCanAccess()</text:p>
          </table:table-cell>
          <table:table-cell office:value-type="string" calcext:value-type="string">
            <text:p>Vérifier si le pirate peut accéder à une case de terre avec un singe</text:p>
          </table:table-cell>
          <table:table-cell office:value-type="string" calcext:value-type="string">
            <text:p>Cases ciblée de terre avec un singe</text:p>
          </table:table-cell>
          <table:table-cell office:value-type="string" calcext:value-type="string">
            <text:p>true</text:p>
          </table:table-cell>
          <table:table-cell table:content-validation-name="val2" office:value-type="string" calcext:value-type="string">
            <text:p>Non concluant</text:p>
          </table:table-cell>
          <table:table-cell/>
          <table:table-cell office:value-type="string" calcext:value-type="string">
            <text:p>Ne peut pas etre testé correctement avec les test unitaire mocké.</text:p>
          </table:table-cell>
        </table:table-row>
        <table:table-row table:style-name="ro7">
          <table:table-cell office:value-type="string" calcext:value-type="string">
            <text:p>T.1.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UnitTest</text:p>
          </table:table-cell>
          <table:table-cell office:value-type="string" calcext:value-type="string">
            <text:p>testCanAccess()</text:p>
          </table:table-cell>
          <table:table-cell office:value-type="string" calcext:value-type="string">
            <text:p>Vérifier si le pirate peut accéder àl ‘extérieur de la carte</text:p>
          </table:table-cell>
          <table:table-cell office:value-type="string" calcext:value-type="string">
            <text:p>Cases ciblée de terre avec un singe</text:p>
          </table:table-cell>
          <table:table-cell office:value-type="string" calcext:value-type="string">
            <text:p>flase</text:p>
          </table:table-cell>
          <table:table-cell table:style-name="ce32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3" table:content-validation-name="val2"/>
          <table:table-cell table:number-columns-repeated="2"/>
        </table:table-row>
        <table:table-row table:style-name="ro9">
          <table:table-cell office:value-type="string" calcext:value-type="string">
            <text:p>T.1.1.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Test2</text:p>
          </table:table-cell>
          <table:table-cell office:value-type="string" calcext:value-type="string">
            <text:p>testCanAccess_EmptyGround()</text:p>
          </table:table-cell>
          <table:table-cell office:value-type="string" calcext:value-type="string">
            <text:p>Vérifier si le pirate peut accéder à une case de terre</text:p>
          </table:table-cell>
          <table:table-cell office:value-type="string" calcext:value-type="string">
            <text:p>Cases ciblée de terre et vide</text:p>
          </table:table-cell>
          <table:table-cell office:value-type="string" calcext:value-type="string">
            <text:p>true</text:p>
          </table:table-cell>
          <table:table-cell table:style-name="ce34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.1.2.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Test2</text:p>
          </table:table-cell>
          <table:table-cell office:value-type="string" calcext:value-type="string">
            <text:p>testCanAccess_GroundMonkey()</text:p>
          </table:table-cell>
          <table:table-cell office:value-type="string" calcext:value-type="string">
            <text:p>Vérifier si le pirate peut accéder à une case de mer</text:p>
          </table:table-cell>
          <table:table-cell office:value-type="string" calcext:value-type="string">
            <text:p>Cases ciblée de mer</text:p>
          </table:table-cell>
          <table:table-cell office:value-type="string" calcext:value-type="string">
            <text:p>true</text:p>
          </table:table-cell>
          <table:table-cell table:style-name="ce35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T.1.3.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Test2</text:p>
          </table:table-cell>
          <table:table-cell office:value-type="string" calcext:value-type="string">
            <text:p>testCanAccess_GroundPirate()</text:p>
          </table:table-cell>
          <table:table-cell office:value-type="string" calcext:value-type="string">
            <text:p>Vérifier si le pirate peut accéder à une case de terre avec un pirate</text:p>
          </table:table-cell>
          <table:table-cell office:value-type="string" calcext:value-type="string">
            <text:p>Cases ciblée de terre avec un pirate</text:p>
          </table:table-cell>
          <table:table-cell office:value-type="string" calcext:value-type="string">
            <text:p>false</text:p>
          </table:table-cell>
          <table:table-cell table:style-name="ce35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T.1.4.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Test2</text:p>
          </table:table-cell>
          <table:table-cell office:value-type="string" calcext:value-type="string">
            <text:p>testCanAccess_Water()</text:p>
          </table:table-cell>
          <table:table-cell office:value-type="string" calcext:value-type="string">
            <text:p>Vérifier si le pirate peut accéder à une case de terre avec un singe</text:p>
          </table:table-cell>
          <table:table-cell office:value-type="string" calcext:value-type="string">
            <text:p>Cases ciblée de terre avec un singe</text:p>
          </table:table-cell>
          <table:table-cell office:value-type="string" calcext:value-type="string">
            <text:p>true</text:p>
          </table:table-cell>
          <table:table-cell table:style-name="ce35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.1.5.I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Test2</text:p>
          </table:table-cell>
          <table:table-cell office:value-type="string" calcext:value-type="string">
            <text:p>testCanAccess_OutOfMap()</text:p>
          </table:table-cell>
          <table:table-cell office:value-type="string" calcext:value-type="string">
            <text:p>Vérifier si le pirate peut accéder àl ‘extérieur de la carte</text:p>
          </table:table-cell>
          <table:table-cell office:value-type="string" calcext:value-type="string">
            <text:p>Cases ciblée de terre avec un singe</text:p>
          </table:table-cell>
          <table:table-cell office:value-type="string" calcext:value-type="string">
            <text:p>flase</text:p>
          </table:table-cell>
          <table:table-cell table:style-name="ce36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3">
          <table:table-cell table:style-name="Default" table:number-columns-repeated="11"/>
        </table:table-row>
        <table:table-row table:style-name="ro7">
          <table:table-cell office:value-type="string" calcext:value-type="string">
            <text:p>T.1.1.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ParamTest</text:p>
          </table:table-cell>
          <table:table-cell office:value-type="string" calcext:value-type="string">
            <text:p>testParametrized()</text:p>
          </table:table-cell>
          <table:table-cell office:value-type="string" calcext:value-type="string">
            <text:p>Vérifier si le pirate peut accéder à une case de terre</text:p>
          </table:table-cell>
          <table:table-cell office:value-type="string" calcext:value-type="string">
            <text:p>Cases ciblée de terre et vide</text:p>
          </table:table-cell>
          <table:table-cell office:value-type="string" calcext:value-type="string">
            <text:p>true</text:p>
          </table:table-cell>
          <table:table-cell table:style-name="ce37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.1.2.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ParamTest</text:p>
          </table:table-cell>
          <table:table-cell office:value-type="string" calcext:value-type="string">
            <text:p>testParametrized()</text:p>
          </table:table-cell>
          <table:table-cell office:value-type="string" calcext:value-type="string">
            <text:p>Vérifier si le pirate peut accéder à une case de mer</text:p>
          </table:table-cell>
          <table:table-cell office:value-type="string" calcext:value-type="string">
            <text:p>Cases ciblée de mer</text:p>
          </table:table-cell>
          <table:table-cell office:value-type="string" calcext:value-type="string">
            <text:p>true</text:p>
          </table:table-cell>
          <table:table-cell table:style-name="ce38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T.1.3.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ParamTest</text:p>
          </table:table-cell>
          <table:table-cell office:value-type="string" calcext:value-type="string">
            <text:p>testParametrized()</text:p>
          </table:table-cell>
          <table:table-cell office:value-type="string" calcext:value-type="string">
            <text:p>Vérifier si le pirate peut accéder à une case de terre avec un pirate</text:p>
          </table:table-cell>
          <table:table-cell office:value-type="string" calcext:value-type="string">
            <text:p>Cases ciblée de terre avec un pirate</text:p>
          </table:table-cell>
          <table:table-cell office:value-type="string" calcext:value-type="string">
            <text:p>false</text:p>
          </table:table-cell>
          <table:table-cell table:style-name="ce38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T.1.4.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ParamTest</text:p>
          </table:table-cell>
          <table:table-cell office:value-type="string" calcext:value-type="string">
            <text:p>testParametrized()</text:p>
          </table:table-cell>
          <table:table-cell office:value-type="string" calcext:value-type="string">
            <text:p>Vérifier si le pirate peut accéder à une case de terre avec un singe</text:p>
          </table:table-cell>
          <table:table-cell office:value-type="string" calcext:value-type="string">
            <text:p>Cases ciblée de terre avec un singe</text:p>
          </table:table-cell>
          <table:table-cell office:value-type="string" calcext:value-type="string">
            <text:p>true</text:p>
          </table:table-cell>
          <table:table-cell table:style-name="ce38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.1.5.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Pirate</text:p>
          </table:table-cell>
          <table:table-cell office:value-type="string" calcext:value-type="string">
            <text:p>model.PirateParamTest</text:p>
          </table:table-cell>
          <table:table-cell office:value-type="string" calcext:value-type="string">
            <text:p>testParametrized()</text:p>
          </table:table-cell>
          <table:table-cell office:value-type="string" calcext:value-type="string">
            <text:p>Vérifier si le pirate peut accéder àl ‘extérieur de la carte</text:p>
          </table:table-cell>
          <table:table-cell office:value-type="string" calcext:value-type="string">
            <text:p>Cases ciblée de terre avec un singe</text:p>
          </table:table-cell>
          <table:table-cell office:value-type="string" calcext:value-type="string">
            <text:p>flase</text:p>
          </table:table-cell>
          <table:table-cell table:style-name="ce39" table:content-validation-name="val2" office:value-type="string" calcext:value-type="string">
            <text:p>Valide</text:p>
          </table:table-cell>
          <table:table-cell table:number-columns-repeated="2"/>
        </table:table-row>
        <calcext:conditional-formats>
          <calcext:conditional-format calcext:target-range-address="Pirate.I4:Pirate.I8">
            <calcext:condition calcext:apply-style-name="Valide" calcext:value="=&quot;Valide&quot;" calcext:base-cell-address="Pirate.I4"/>
            <calcext:condition calcext:apply-style-name="Echec" calcext:value="=&quot;Echec&quot;" calcext:base-cell-address="Pirate.I4"/>
            <calcext:condition calcext:apply-style-name="Non concluant" calcext:value="=&quot;Non concluant&quot;" calcext:base-cell-address="Pirate.I4"/>
          </calcext:conditional-format>
          <calcext:conditional-format calcext:target-range-address="Pirate.I4:Pirate.I8">
            <calcext:condition calcext:apply-style-name="Valide" calcext:value="=&quot;Valide&quot;" calcext:base-cell-address="Pirate.I4"/>
            <calcext:condition calcext:apply-style-name="Echec" calcext:value="=&quot;Echec&quot;" calcext:base-cell-address="Pirate.I4"/>
            <calcext:condition calcext:apply-style-name="Non concluant" calcext:value="=&quot;Non concluant&quot;" calcext:base-cell-address="Pirate.I4"/>
          </calcext:conditional-format>
          <calcext:conditional-format calcext:target-range-address="Pirate.I4:Pirate.I6">
            <calcext:condition calcext:apply-style-name="Valide" calcext:value="=&quot;Valide&quot;" calcext:base-cell-address="Pirate.I4"/>
            <calcext:condition calcext:apply-style-name="Echec" calcext:value="=&quot;Echec&quot;" calcext:base-cell-address="Pirate.I4"/>
            <calcext:condition calcext:apply-style-name="Non concluant" calcext:value="=&quot;Non concluant&quot;" calcext:base-cell-address="Pirate.I4"/>
          </calcext:conditional-format>
          <calcext:conditional-format calcext:target-range-address="Pirate.I3:Pirate.I6">
            <calcext:condition calcext:apply-style-name="Valide" calcext:value="=&quot;Valide&quot;" calcext:base-cell-address="Pirate.I3"/>
            <calcext:condition calcext:apply-style-name="Echec" calcext:value="=&quot;Echec&quot;" calcext:base-cell-address="Pirate.I3"/>
            <calcext:condition calcext:apply-style-name="Non concluant" calcext:value="=&quot;Non concluant&quot;" calcext:base-cell-address="Pirate.I3"/>
          </calcext:conditional-format>
          <calcext:conditional-format calcext:target-range-address="Pirate.I7:Pirate.I7">
            <calcext:condition calcext:apply-style-name="Valide" calcext:value="=&quot;Valide&quot;" calcext:base-cell-address="Pirate.I7"/>
            <calcext:condition calcext:apply-style-name="Echec" calcext:value="=&quot;Echec&quot;" calcext:base-cell-address="Pirate.I7"/>
            <calcext:condition calcext:apply-style-name="Non concluant" calcext:value="=&quot;Non concluant&quot;" calcext:base-cell-address="Pirate.I7"/>
          </calcext:conditional-format>
          <calcext:conditional-format calcext:target-range-address="Pirate.I7:Pirate.I7">
            <calcext:condition calcext:apply-style-name="Valide" calcext:value="=&quot;Valide&quot;" calcext:base-cell-address="Pirate.I7"/>
            <calcext:condition calcext:apply-style-name="Echec" calcext:value="=&quot;Echec&quot;" calcext:base-cell-address="Pirate.I7"/>
            <calcext:condition calcext:apply-style-name="Non concluant" calcext:value="=&quot;Non concluant&quot;" calcext:base-cell-address="Pirate.I7"/>
          </calcext:conditional-format>
          <calcext:conditional-format calcext:target-range-address="Pirate.I10:Pirate.I13">
            <calcext:condition calcext:apply-style-name="Valide" calcext:value="=&quot;Valide&quot;" calcext:base-cell-address="Pirate.I10"/>
            <calcext:condition calcext:apply-style-name="Echec" calcext:value="=&quot;Echec&quot;" calcext:base-cell-address="Pirate.I10"/>
            <calcext:condition calcext:apply-style-name="Non concluant" calcext:value="=&quot;Non concluant&quot;" calcext:base-cell-address="Pirate.I10"/>
          </calcext:conditional-format>
          <calcext:conditional-format calcext:target-range-address="Pirate.I10:Pirate.I13">
            <calcext:condition calcext:apply-style-name="Valide" calcext:value="=&quot;Valide&quot;" calcext:base-cell-address="Pirate.I10"/>
            <calcext:condition calcext:apply-style-name="Echec" calcext:value="=&quot;Echec&quot;" calcext:base-cell-address="Pirate.I10"/>
            <calcext:condition calcext:apply-style-name="Non concluant" calcext:value="=&quot;Non concluant&quot;" calcext:base-cell-address="Pirate.I10"/>
          </calcext:conditional-format>
          <calcext:conditional-format calcext:target-range-address="Pirate.I10:Pirate.I12">
            <calcext:condition calcext:apply-style-name="Valide" calcext:value="=&quot;Valide&quot;" calcext:base-cell-address="Pirate.I10"/>
            <calcext:condition calcext:apply-style-name="Echec" calcext:value="=&quot;Echec&quot;" calcext:base-cell-address="Pirate.I10"/>
            <calcext:condition calcext:apply-style-name="Non concluant" calcext:value="=&quot;Non concluant&quot;" calcext:base-cell-address="Pirate.I10"/>
          </calcext:conditional-format>
          <calcext:conditional-format calcext:target-range-address="Pirate.I9:Pirate.I12">
            <calcext:condition calcext:apply-style-name="Valide" calcext:value="=&quot;Valide&quot;" calcext:base-cell-address="Pirate.I9"/>
            <calcext:condition calcext:apply-style-name="Echec" calcext:value="=&quot;Echec&quot;" calcext:base-cell-address="Pirate.I9"/>
            <calcext:condition calcext:apply-style-name="Non concluant" calcext:value="=&quot;Non concluant&quot;" calcext:base-cell-address="Pirate.I9"/>
          </calcext:conditional-format>
          <calcext:conditional-format calcext:target-range-address="Pirate.I13:Pirate.I13">
            <calcext:condition calcext:apply-style-name="Valide" calcext:value="=&quot;Valide&quot;" calcext:base-cell-address="Pirate.I13"/>
            <calcext:condition calcext:apply-style-name="Echec" calcext:value="=&quot;Echec&quot;" calcext:base-cell-address="Pirate.I13"/>
            <calcext:condition calcext:apply-style-name="Non concluant" calcext:value="=&quot;Non concluant&quot;" calcext:base-cell-address="Pirate.I13"/>
          </calcext:conditional-format>
          <calcext:conditional-format calcext:target-range-address="Pirate.I13:Pirate.I13">
            <calcext:condition calcext:apply-style-name="Valide" calcext:value="=&quot;Valide&quot;" calcext:base-cell-address="Pirate.I13"/>
            <calcext:condition calcext:apply-style-name="Echec" calcext:value="=&quot;Echec&quot;" calcext:base-cell-address="Pirate.I13"/>
            <calcext:condition calcext:apply-style-name="Non concluant" calcext:value="=&quot;Non concluant&quot;" calcext:base-cell-address="Pirate.I13"/>
          </calcext:conditional-format>
          <calcext:conditional-format calcext:target-range-address="Pirate.I16:Pirate.I19">
            <calcext:condition calcext:apply-style-name="Valide" calcext:value="=&quot;Valide&quot;" calcext:base-cell-address="Pirate.I16"/>
            <calcext:condition calcext:apply-style-name="Echec" calcext:value="=&quot;Echec&quot;" calcext:base-cell-address="Pirate.I16"/>
            <calcext:condition calcext:apply-style-name="Non concluant" calcext:value="=&quot;Non concluant&quot;" calcext:base-cell-address="Pirate.I16"/>
          </calcext:conditional-format>
          <calcext:conditional-format calcext:target-range-address="Pirate.I16:Pirate.I19">
            <calcext:condition calcext:apply-style-name="Valide" calcext:value="=&quot;Valide&quot;" calcext:base-cell-address="Pirate.I16"/>
            <calcext:condition calcext:apply-style-name="Echec" calcext:value="=&quot;Echec&quot;" calcext:base-cell-address="Pirate.I16"/>
            <calcext:condition calcext:apply-style-name="Non concluant" calcext:value="=&quot;Non concluant&quot;" calcext:base-cell-address="Pirate.I16"/>
          </calcext:conditional-format>
          <calcext:conditional-format calcext:target-range-address="Pirate.I16:Pirate.I18">
            <calcext:condition calcext:apply-style-name="Valide" calcext:value="=&quot;Valide&quot;" calcext:base-cell-address="Pirate.I16"/>
            <calcext:condition calcext:apply-style-name="Echec" calcext:value="=&quot;Echec&quot;" calcext:base-cell-address="Pirate.I16"/>
            <calcext:condition calcext:apply-style-name="Non concluant" calcext:value="=&quot;Non concluant&quot;" calcext:base-cell-address="Pirate.I16"/>
          </calcext:conditional-format>
          <calcext:conditional-format calcext:target-range-address="Pirate.I15:Pirate.I18">
            <calcext:condition calcext:apply-style-name="Valide" calcext:value="=&quot;Valide&quot;" calcext:base-cell-address="Pirate.I15"/>
            <calcext:condition calcext:apply-style-name="Echec" calcext:value="=&quot;Echec&quot;" calcext:base-cell-address="Pirate.I15"/>
            <calcext:condition calcext:apply-style-name="Non concluant" calcext:value="=&quot;Non concluant&quot;" calcext:base-cell-address="Pirate.I15"/>
          </calcext:conditional-format>
          <calcext:conditional-format calcext:target-range-address="Pirate.I19:Pirate.I19">
            <calcext:condition calcext:apply-style-name="Valide" calcext:value="=&quot;Valide&quot;" calcext:base-cell-address="Pirate.I19"/>
            <calcext:condition calcext:apply-style-name="Echec" calcext:value="=&quot;Echec&quot;" calcext:base-cell-address="Pirate.I19"/>
            <calcext:condition calcext:apply-style-name="Non concluant" calcext:value="=&quot;Non concluant&quot;" calcext:base-cell-address="Pirate.I19"/>
          </calcext:conditional-format>
          <calcext:conditional-format calcext:target-range-address="Pirate.I19:Pirate.I19">
            <calcext:condition calcext:apply-style-name="Valide" calcext:value="=&quot;Valide&quot;" calcext:base-cell-address="Pirate.I19"/>
            <calcext:condition calcext:apply-style-name="Echec" calcext:value="=&quot;Echec&quot;" calcext:base-cell-address="Pirate.I19"/>
            <calcext:condition calcext:apply-style-name="Non concluant" calcext:value="=&quot;Non concluant&quot;" calcext:base-cell-address="Pirate.I19"/>
          </calcext:conditional-format>
        </calcext:conditional-formats>
      </table:table>
      <table:table table:name="StrategyErratic" table:style-name="ta1">
        <table:table-column table:style-name="co1" table:number-columns-repeated="2" table:default-cell-style-name="ce29"/>
        <table:table-column table:style-name="co1" table:number-columns-repeated="2" table:default-cell-style-name="ce2"/>
        <table:table-column table:style-name="co1" table:default-cell-style-name="ce29"/>
        <table:table-column table:style-name="co1" table:default-cell-style-name="ce5"/>
        <table:table-column table:style-name="co1" table:default-cell-style-name="ce2"/>
        <table:table-column table:style-name="co1" table:default-cell-style-name="ce29"/>
        <table:table-column table:style-name="co1" table:default-cell-style-name="ce1"/>
        <table:table-column table:style-name="co1" table:number-columns-repeated="2" table:default-cell-style-name="ce29"/>
        <table:table-row table:style-name="ro3">
          <table:table-cell table:style-name="ce1" office:value-type="string" calcext:value-type="string" table:number-columns-spanned="1" table:number-rows-spanned="2">
            <text:p>Réf.</text:p>
          </table:table-cell>
          <table:table-cell table:style-name="ce1" office:value-type="string" calcext:value-type="string" table:number-columns-spanned="1" table:number-rows-spanned="2">
            <text:p>Type de test</text:p>
          </table:table-cell>
          <table:table-cell table:style-name="ce1" office:value-type="string" calcext:value-type="string" table:number-columns-spanned="1" table:number-rows-spanned="2">
            <text:p>Objet du test</text:p>
          </table:table-cell>
          <table:table-cell table:style-name="ce1" office:value-type="string" calcext:value-type="string" table:number-columns-spanned="1" table:number-rows-spanned="2">
            <text:p>Fichier de test</text:p>
          </table:table-cell>
          <table:table-cell table:style-name="ce1" office:value-type="string" calcext:value-type="string" table:number-columns-spanned="1" table:number-rows-spanned="2">
            <text:p>Méthode de test</text:p>
          </table:table-cell>
          <table:table-cell table:style-name="ce1" office:value-type="string" calcext:value-type="string" table:number-columns-spanned="1" table:number-rows-spanned="2">
            <text:p>Objectif</text:p>
          </table:table-cell>
          <table:table-cell table:style-name="ce1" office:value-type="string" calcext:value-type="string" table:number-columns-spanned="1" table:number-rows-spanned="2">
            <text:p>Pré-conditions</text:p>
          </table:table-cell>
          <table:table-cell table:style-name="ce1" office:value-type="string" calcext:value-type="string" table:number-columns-spanned="1" table:number-rows-spanned="2">
            <text:p>Résultats attendus</text:p>
          </table:table-cell>
          <table:table-cell office:value-type="string" calcext:value-type="string" table:number-columns-spanned="1" table:number-rows-spanned="2">
            <text:p>Résultat du test</text:p>
          </table:table-cell>
          <table:table-cell table:style-name="ce1" office:value-type="string" calcext:value-type="string" table:number-columns-spanned="1" table:number-rows-spanned="2">
            <text:p>Résultats obtenus</text:p>
          </table:table-cell>
          <table:table-cell table:style-name="ce1" office:value-type="string" calcext:value-type="string" table:number-columns-spanned="1" table:number-rows-spanned="2">
            <text:p>Remarques</text:p>
          </table:table-cell>
        </table:table-row>
        <table:table-row table:style-name="ro3">
          <table:covered-table-cell table:number-columns-repeated="8" table:style-name="ce1"/>
          <table:covered-table-cell/>
          <table:covered-table-cell table:number-columns-repeated="2" table:style-name="ce1"/>
        </table:table-row>
        <table:table-row table:style-name="ro11">
          <table:table-cell office:value-type="string" calcext:value-type="string">
            <text:p>T.2,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StrategyErratic</text:p>
          </table:table-cell>
          <table:table-cell office:value-type="string" calcext:value-type="string">
            <text:p>model.StrategyErraticParamTest</text:p>
          </table:table-cell>
          <table:table-cell/>
          <table:table-cell office:value-type="string" calcext:value-type="string">
            <text:p>Vérification qu’aucune autre direction que celle possible n’est choisie</text:p>
          </table:table-cell>
          <table:table-cell office:value-type="string" calcext:value-type="string">
            <text:p>Case au dessus libre et de terre et autre direction case de mer</text:p>
          </table:table-cell>
          <table:table-cell office:value-type="string" calcext:value-type="string">
            <text:p>H = 100 %</text:p>
            <text:p>B=0 %</text:p>
            <text:p>G=0 %</text:p>
            <text:p>D=0 %</text:p>
            <text:p>Null=0 %</text:p>
          </table:table-cell>
          <table:table-cell table:style-name="ce41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T.2,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StrategyErratic</text:p>
          </table:table-cell>
          <table:table-cell office:value-type="string" calcext:value-type="string">
            <text:p>model.StrategyErraticParamTest</text:p>
          </table:table-cell>
          <table:table-cell/>
          <table:table-cell office:value-type="string" calcext:value-type="string">
            <text:p>Vérification qu’aucune autre direction que celle possible n’est choisie</text:p>
          </table:table-cell>
          <table:table-cell office:value-type="string" calcext:value-type="string">
            <text:p>et autre direction case de mer et autre direction case de mer</text:p>
          </table:table-cell>
          <table:table-cell office:value-type="string" calcext:value-type="string">
            <text:p>H = 0 %</text:p>
            <text:p>B=100%</text:p>
            <text:p>G=0 %</text:p>
            <text:p>D=0 %</text:p>
            <text:p>Null=0 %</text:p>
          </table:table-cell>
          <table:table-cell table:style-name="ce42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T.2,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StrategyErratic</text:p>
          </table:table-cell>
          <table:table-cell office:value-type="string" calcext:value-type="string">
            <text:p>model.StrategyErraticParamTest</text:p>
          </table:table-cell>
          <table:table-cell/>
          <table:table-cell office:value-type="string" calcext:value-type="string">
            <text:p>Vérification qu’aucune autre direction que celle possible n’est choisie</text:p>
          </table:table-cell>
          <table:table-cell office:value-type="string" calcext:value-type="string">
            <text:p>Case en droite libre et de terre et autre direction case de mer</text:p>
          </table:table-cell>
          <table:table-cell office:value-type="string" calcext:value-type="string">
            <text:p>H = 0 %</text:p>
            <text:p>B=0%</text:p>
            <text:p>G=0 %</text:p>
            <text:p>D=100 %</text:p>
            <text:p>Null=0 %</text:p>
          </table:table-cell>
          <table:table-cell table:style-name="ce43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T.2,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StrategyErratic</text:p>
          </table:table-cell>
          <table:table-cell office:value-type="string" calcext:value-type="string">
            <text:p>model.StrategyErraticParamTest</text:p>
          </table:table-cell>
          <table:table-cell/>
          <table:table-cell office:value-type="string" calcext:value-type="string">
            <text:p>Vérification qu’aucune autre direction que celle possible n’est choisie</text:p>
          </table:table-cell>
          <table:table-cell office:value-type="string" calcext:value-type="string">
            <text:p>Case en gauche libre et de terre et autre direction case de mer</text:p>
          </table:table-cell>
          <table:table-cell office:value-type="string" calcext:value-type="string">
            <text:p>H = 0 %</text:p>
            <text:p>B=0%</text:p>
            <text:p>G=100 %</text:p>
            <text:p>D=0 %</text:p>
            <text:p>Null=0 %</text:p>
          </table:table-cell>
          <table:table-cell table:style-name="ce44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T.2,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StrategyErratic</text:p>
          </table:table-cell>
          <table:table-cell office:value-type="string" calcext:value-type="string">
            <text:p>model.StrategyErraticParamTest</text:p>
          </table:table-cell>
          <table:table-cell/>
          <table:table-cell office:value-type="string" calcext:value-type="string">
            <text:p>Vérification qu’aucune autre direction que celles possibles n’est choisie</text:p>
          </table:table-cell>
          <table:table-cell office:value-type="string" calcext:value-type="string">
            <text:p>Case en Haut et bas libre et de terre, autre direction case de mer</text:p>
          </table:table-cell>
          <table:table-cell office:value-type="string" calcext:value-type="string">
            <text:p>H = 50 %</text:p>
            <text:p>B=50%</text:p>
            <text:p>G=0 %</text:p>
            <text:p>D=0 %</text:p>
            <text:p>Null=0 %</text:p>
          </table:table-cell>
          <table:table-cell table:style-name="ce45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T.2,6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StrategyErratic</text:p>
          </table:table-cell>
          <table:table-cell office:value-type="string" calcext:value-type="string">
            <text:p>model.StrategyErraticParamTest</text:p>
          </table:table-cell>
          <table:table-cell/>
          <table:table-cell office:value-type="string" calcext:value-type="string">
            <text:p>Vérification qu’aucune autre direction que celles possibles n’est choisie</text:p>
          </table:table-cell>
          <table:table-cell office:value-type="string" calcext:value-type="string">
            <text:p>Case en Haut et gauche libre et de terre, autre direction case de mer</text:p>
          </table:table-cell>
          <table:table-cell office:value-type="string" calcext:value-type="string">
            <text:p>H = 50 %</text:p>
            <text:p>B=0%</text:p>
            <text:p>G=50 %</text:p>
            <text:p>D=0 %</text:p>
            <text:p>Null=0 %</text:p>
          </table:table-cell>
          <table:table-cell table:style-name="ce46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T.2,7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StrategyErratic</text:p>
          </table:table-cell>
          <table:table-cell office:value-type="string" calcext:value-type="string">
            <text:p>model.StrategyErraticParamTest</text:p>
          </table:table-cell>
          <table:table-cell/>
          <table:table-cell office:value-type="string" calcext:value-type="string">
            <text:p>Vérification qu’aucune autre direction que celles possibles n’est choisie</text:p>
          </table:table-cell>
          <table:table-cell office:value-type="string" calcext:value-type="string">
            <text:p>Case en Gauche et droite libre et de terre, autre direction case de mer</text:p>
          </table:table-cell>
          <table:table-cell office:value-type="string" calcext:value-type="string">
            <text:p>H = 0 %</text:p>
            <text:p>B=0%</text:p>
            <text:p>G=50 %</text:p>
            <text:p>D=50 %</text:p>
            <text:p>Null=0 %</text:p>
          </table:table-cell>
          <table:table-cell table:style-name="ce47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T.2,8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StrategyErratic</text:p>
          </table:table-cell>
          <table:table-cell office:value-type="string" calcext:value-type="string">
            <text:p>model.StrategyErraticParamTest</text:p>
          </table:table-cell>
          <table:table-cell/>
          <table:table-cell office:value-type="string" calcext:value-type="string">
            <text:p>Vérification qu’aucune autre direction que celles possibles n’est choisie</text:p>
          </table:table-cell>
          <table:table-cell office:value-type="string" calcext:value-type="string">
            <text:p>Case en bas et droite libre et de terre, autre direction case de mer</text:p>
          </table:table-cell>
          <table:table-cell office:value-type="string" calcext:value-type="string">
            <text:p>H = 0 %</text:p>
            <text:p>B=50%</text:p>
            <text:p>G=0 %</text:p>
            <text:p>D=50 %</text:p>
            <text:p>Null=0 %</text:p>
          </table:table-cell>
          <table:table-cell table:style-name="ce48" table:content-validation-name="val2" office:value-type="string" calcext:value-type="string">
            <text:p>Valide</text:p>
          </table:table-cell>
          <table:table-cell table:number-columns-repeated="2"/>
        </table:table-row>
        <table:table-row table:style-name="ro9">
          <table:table-cell table:style-name="ce40" office:value-type="string" calcext:value-type="string">
            <text:p>T.2,9</text:p>
            <text:p/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StrategyErratic</text:p>
          </table:table-cell>
          <table:table-cell office:value-type="string" calcext:value-type="string">
            <text:p>model.StrategyErraticParamTest</text:p>
          </table:table-cell>
          <table:table-cell/>
          <table:table-cell office:value-type="string" calcext:value-type="string">
            <text:p>Vérification qu’aucune autre direction n’est choisie</text:p>
          </table:table-cell>
          <table:table-cell office:value-type="string" calcext:value-type="string">
            <text:p>Entouré par bord de carte</text:p>
          </table:table-cell>
          <table:table-cell office:value-type="string" calcext:value-type="string">
            <text:p>H = 0 %</text:p>
            <text:p>B=0%</text:p>
            <text:p>G=0 %</text:p>
            <text:p>D=0 %</text:p>
            <text:p>Null=100 %</text:p>
          </table:table-cell>
          <table:table-cell table:style-name="ce49" table:content-validation-name="val2" office:value-type="string" calcext:value-type="string">
            <text:p>Valide</text:p>
          </table:table-cell>
          <table:table-cell table:style-name="Default" table:number-columns-repeated="2"/>
        </table:table-row>
        <table:table-row table:style-name="ro9">
          <table:table-cell table:style-name="ce40" office:value-type="string" calcext:value-type="string">
            <text:p>T.2,10</text:p>
            <text:p/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odel.StrategyErratic</text:p>
          </table:table-cell>
          <table:table-cell office:value-type="string" calcext:value-type="string">
            <text:p>model.StrategyErraticParamTest</text:p>
          </table:table-cell>
          <table:table-cell/>
          <table:table-cell office:value-type="string" calcext:value-type="string">
            <text:p>Vérification qu’aucune autre direction n’est choisie</text:p>
          </table:table-cell>
          <table:table-cell office:value-type="string" calcext:value-type="string">
            <text:p>Entouré par mer</text:p>
          </table:table-cell>
          <table:table-cell office:value-type="string" calcext:value-type="string">
            <text:p>H = 0 %</text:p>
            <text:p>B=0%</text:p>
            <text:p>G=0 %</text:p>
            <text:p>D=0 %</text:p>
            <text:p>Null=100 %</text:p>
          </table:table-cell>
          <table:table-cell table:style-name="ce50" table:content-validation-name="val2" office:value-type="string" calcext:value-type="string">
            <text:p>Valide</text:p>
          </table:table-cell>
          <table:table-cell table:style-name="Default" table:number-columns-repeated="2"/>
        </table:table-row>
        <calcext:conditional-formats>
          <calcext:conditional-format calcext:target-range-address="StrategyErratic.I3:StrategyErratic.I3">
            <calcext:condition calcext:apply-style-name="Valide" calcext:value="=&quot;Valide&quot;" calcext:base-cell-address="StrategyErratic.I3"/>
            <calcext:condition calcext:apply-style-name="Echec" calcext:value="=&quot;Echec&quot;" calcext:base-cell-address="StrategyErratic.I3"/>
            <calcext:condition calcext:apply-style-name="Non concluant" calcext:value="=&quot;Non concluant&quot;" calcext:base-cell-address="StrategyErratic.I3"/>
          </calcext:conditional-format>
          <calcext:conditional-format calcext:target-range-address="StrategyErratic.I4:StrategyErratic.I4">
            <calcext:condition calcext:apply-style-name="Valide" calcext:value="=&quot;Valide&quot;" calcext:base-cell-address="StrategyErratic.I4"/>
            <calcext:condition calcext:apply-style-name="Echec" calcext:value="=&quot;Echec&quot;" calcext:base-cell-address="StrategyErratic.I4"/>
            <calcext:condition calcext:apply-style-name="Non concluant" calcext:value="=&quot;Non concluant&quot;" calcext:base-cell-address="StrategyErratic.I4"/>
          </calcext:conditional-format>
          <calcext:conditional-format calcext:target-range-address="StrategyErratic.I5:StrategyErratic.I5">
            <calcext:condition calcext:apply-style-name="Valide" calcext:value="=&quot;Valide&quot;" calcext:base-cell-address="StrategyErratic.I5"/>
            <calcext:condition calcext:apply-style-name="Echec" calcext:value="=&quot;Echec&quot;" calcext:base-cell-address="StrategyErratic.I5"/>
            <calcext:condition calcext:apply-style-name="Non concluant" calcext:value="=&quot;Non concluant&quot;" calcext:base-cell-address="StrategyErratic.I5"/>
          </calcext:conditional-format>
          <calcext:conditional-format calcext:target-range-address="StrategyErratic.I6:StrategyErratic.I6">
            <calcext:condition calcext:apply-style-name="Valide" calcext:value="=&quot;Valide&quot;" calcext:base-cell-address="StrategyErratic.I6"/>
            <calcext:condition calcext:apply-style-name="Echec" calcext:value="=&quot;Echec&quot;" calcext:base-cell-address="StrategyErratic.I6"/>
            <calcext:condition calcext:apply-style-name="Non concluant" calcext:value="=&quot;Non concluant&quot;" calcext:base-cell-address="StrategyErratic.I6"/>
          </calcext:conditional-format>
          <calcext:conditional-format calcext:target-range-address="StrategyErratic.I7:StrategyErratic.I7">
            <calcext:condition calcext:apply-style-name="Valide" calcext:value="=&quot;Valide&quot;" calcext:base-cell-address="StrategyErratic.I7"/>
            <calcext:condition calcext:apply-style-name="Echec" calcext:value="=&quot;Echec&quot;" calcext:base-cell-address="StrategyErratic.I7"/>
            <calcext:condition calcext:apply-style-name="Non concluant" calcext:value="=&quot;Non concluant&quot;" calcext:base-cell-address="StrategyErratic.I7"/>
          </calcext:conditional-format>
          <calcext:conditional-format calcext:target-range-address="StrategyErratic.I8:StrategyErratic.I8">
            <calcext:condition calcext:apply-style-name="Valide" calcext:value="=&quot;Valide&quot;" calcext:base-cell-address="StrategyErratic.I8"/>
            <calcext:condition calcext:apply-style-name="Echec" calcext:value="=&quot;Echec&quot;" calcext:base-cell-address="StrategyErratic.I8"/>
            <calcext:condition calcext:apply-style-name="Non concluant" calcext:value="=&quot;Non concluant&quot;" calcext:base-cell-address="StrategyErratic.I8"/>
          </calcext:conditional-format>
          <calcext:conditional-format calcext:target-range-address="StrategyErratic.I9:StrategyErratic.I9">
            <calcext:condition calcext:apply-style-name="Valide" calcext:value="=&quot;Valide&quot;" calcext:base-cell-address="StrategyErratic.I9"/>
            <calcext:condition calcext:apply-style-name="Echec" calcext:value="=&quot;Echec&quot;" calcext:base-cell-address="StrategyErratic.I9"/>
            <calcext:condition calcext:apply-style-name="Non concluant" calcext:value="=&quot;Non concluant&quot;" calcext:base-cell-address="StrategyErratic.I9"/>
          </calcext:conditional-format>
          <calcext:conditional-format calcext:target-range-address="StrategyErratic.I10:StrategyErratic.I10">
            <calcext:condition calcext:apply-style-name="Valide" calcext:value="=&quot;Valide&quot;" calcext:base-cell-address="StrategyErratic.I10"/>
            <calcext:condition calcext:apply-style-name="Echec" calcext:value="=&quot;Echec&quot;" calcext:base-cell-address="StrategyErratic.I10"/>
            <calcext:condition calcext:apply-style-name="Non concluant" calcext:value="=&quot;Non concluant&quot;" calcext:base-cell-address="StrategyErratic.I10"/>
          </calcext:conditional-format>
          <calcext:conditional-format calcext:target-range-address="StrategyErratic.I11:StrategyErratic.I11">
            <calcext:condition calcext:apply-style-name="Valide" calcext:value="=&quot;Valide&quot;" calcext:base-cell-address="StrategyErratic.I11"/>
            <calcext:condition calcext:apply-style-name="Echec" calcext:value="=&quot;Echec&quot;" calcext:base-cell-address="StrategyErratic.I11"/>
            <calcext:condition calcext:apply-style-name="Non concluant" calcext:value="=&quot;Non concluant&quot;" calcext:base-cell-address="StrategyErratic.I11"/>
          </calcext:conditional-format>
          <calcext:conditional-format calcext:target-range-address="StrategyErratic.I12:StrategyErratic.I12">
            <calcext:condition calcext:apply-style-name="Valide" calcext:value="=&quot;Valide&quot;" calcext:base-cell-address="StrategyErratic.I12"/>
            <calcext:condition calcext:apply-style-name="Echec" calcext:value="=&quot;Echec&quot;" calcext:base-cell-address="StrategyErratic.I12"/>
            <calcext:condition calcext:apply-style-name="Non concluant" calcext:value="=&quot;Non concluant&quot;" calcext:base-cell-address="StrategyErratic.I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loext:min-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alide" style:family="table-cell" style:parent-style-name="Default">
      <style:table-cell-properties fo:background-color="#99cc99"/>
    </style:style>
    <style:style style:name="Echec" style:family="table-cell" style:parent-style-name="Default">
      <style:table-cell-properties fo:background-color="#ff3333"/>
    </style:style>
    <style:style style:name="Non_20_concluant" style:display-name="Non concluant" style:family="table-cell" style:parent-style-name="Default">
      <style:table-cell-properties fo:border-bottom="none" fo:background-color="#ffd320" fo:wrap-option="wrap" fo:border-left="0.06pt solid #000000" fo:border-right="0.06pt solid #000000" fo:border-top="none" style:vertical-align="middle"/>
      <style:paragraph-properties fo:margin-left="0mm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22:18:34.917378257</meta:creation-date>
    <dc:date>2019-01-15T03:54:03.090359776</dc:date>
    <meta:editing-duration>PT3H25M44S</meta:editing-duration>
    <meta:editing-cycles>3</meta:editing-cycles>
    <meta:generator>LibreOffice/6.0.6.2$Linux_X86_64 LibreOffice_project/00m0$Build-2</meta:generator>
    <meta:document-statistic meta:table-count="3" meta:cell-count="405" meta:object-count="0"/>
  </office:meta>
</office:document-meta>
</file>